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rebuchet MS" svg:font-family="'Trebuchet MS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51cm" fo:margin-left="0cm" table:align="left" style:writing-mode="lr-tb"/>
    </style:style>
    <style:style style:name="Tabela1.A" style:family="table-column">
      <style:table-column-properties style:column-width="3.739cm"/>
    </style:style>
    <style:style style:name="Tabela1.B" style:family="table-column">
      <style:table-column-properties style:column-width="12.771cm"/>
    </style:style>
    <style:style style:name="Tabela1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2" style:family="table">
      <style:table-properties style:width="16.51cm" fo:margin-left="0cm" table:align="left" style:writing-mode="lr-tb"/>
    </style:style>
    <style:style style:name="Tabela2.A" style:family="table-column">
      <style:table-column-properties style:column-width="3.739cm"/>
    </style:style>
    <style:style style:name="Tabela2.B" style:family="table-column">
      <style:table-column-properties style:column-width="12.771cm"/>
    </style:style>
    <style:style style:name="Tabela2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3" style:family="table">
      <style:table-properties style:width="16.51cm" fo:margin-left="0cm" table:align="left" style:writing-mode="lr-tb"/>
    </style:style>
    <style:style style:name="Tabela3.A" style:family="table-column">
      <style:table-column-properties style:column-width="3.995cm"/>
    </style:style>
    <style:style style:name="Tabela3.B" style:family="table-column">
      <style:table-column-properties style:column-width="12.515cm"/>
    </style:style>
    <style:style style:name="Tabela3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4" style:family="table">
      <style:table-properties style:width="16.51cm" fo:margin-left="0cm" table:align="left" style:writing-mode="lr-tb"/>
    </style:style>
    <style:style style:name="Tabela4.A" style:family="table-column">
      <style:table-column-properties style:column-width="3.739cm"/>
    </style:style>
    <style:style style:name="Tabela4.B" style:family="table-column">
      <style:table-column-properties style:column-width="12.771cm"/>
    </style:style>
    <style:style style:name="Tabela4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5" style:family="table">
      <style:table-properties style:width="16.51cm" fo:margin-left="0cm" table:align="left" style:writing-mode="lr-tb"/>
    </style:style>
    <style:style style:name="Tabela5.A" style:family="table-column">
      <style:table-column-properties style:column-width="3.739cm"/>
    </style:style>
    <style:style style:name="Tabela5.B" style:family="table-column">
      <style:table-column-properties style:column-width="12.771cm"/>
    </style:style>
    <style:style style:name="Tabela5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6" style:family="table">
      <style:table-properties style:width="16.51cm" fo:margin-left="0cm" table:align="left" style:writing-mode="lr-tb"/>
    </style:style>
    <style:style style:name="Tabela6.A" style:family="table-column">
      <style:table-column-properties style:column-width="4.233cm"/>
    </style:style>
    <style:style style:name="Tabela6.B" style:family="table-column">
      <style:table-column-properties style:column-width="12.277cm"/>
    </style:style>
    <style:style style:name="Tabela6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7" style:family="table">
      <style:table-properties style:width="16.51cm" fo:margin-left="0cm" table:align="left" style:writing-mode="lr-tb"/>
    </style:style>
    <style:style style:name="Tabela7.A" style:family="table-column">
      <style:table-column-properties style:column-width="4.233cm"/>
    </style:style>
    <style:style style:name="Tabela7.B" style:family="table-column">
      <style:table-column-properties style:column-width="12.277cm"/>
    </style:style>
    <style:style style:name="Tabela7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8" style:family="table">
      <style:table-properties style:width="16.51cm" fo:margin-left="0cm" table:align="left" style:writing-mode="lr-tb"/>
    </style:style>
    <style:style style:name="Tabela8.A" style:family="table-column">
      <style:table-column-properties style:column-width="4.128cm"/>
    </style:style>
    <style:style style:name="Tabela8.B" style:family="table-column">
      <style:table-column-properties style:column-width="12.383cm"/>
    </style:style>
    <style:style style:name="Tabela8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8.B15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ela9" style:family="table">
      <style:table-properties style:width="16.51cm" fo:margin-left="0cm" table:align="left" style:writing-mode="lr-tb"/>
    </style:style>
    <style:style style:name="Tabela9.A" style:family="table-column">
      <style:table-column-properties style:column-width="4.128cm"/>
    </style:style>
    <style:style style:name="Tabela9.B" style:family="table-column">
      <style:table-column-properties style:column-width="12.383cm"/>
    </style:style>
    <style:style style:name="Tabela9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10" style:family="table">
      <style:table-properties style:width="16.51cm" fo:margin-left="0cm" table:align="left" style:writing-mode="lr-tb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12.409cm"/>
    </style:style>
    <style:style style:name="Tabela10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11" style:family="table">
      <style:table-properties style:width="16.51cm" fo:margin-left="0cm" table:align="left" style:writing-mode="lr-tb"/>
    </style:style>
    <style:style style:name="Tabela11.A" style:family="table-column">
      <style:table-column-properties style:column-width="4.101cm"/>
    </style:style>
    <style:style style:name="Tabela11.B" style:family="table-column">
      <style:table-column-properties style:column-width="12.409cm"/>
    </style:style>
    <style:style style:name="Tabela11.A1" style:family="table-cell">
      <style:table-cell-properties style:vertical-align="top" fo:padding-left="0.191cm" fo:padding-right="0.191cm" fo:padding-top="0cm" fo:padding-bottom="0cm" fo:border="0.035cm solid #000000"/>
    </style:style>
    <style:style style:name="Tabela12" style:family="table">
      <style:table-properties style:width="16.51cm" fo:margin-left="0cm" table:align="left" style:writing-mode="lr-tb"/>
    </style:style>
    <style:style style:name="Tabela12.A" style:family="table-column">
      <style:table-column-properties style:column-width="4.101cm"/>
    </style:style>
    <style:style style:name="Tabela12.B" style:family="table-column">
      <style:table-column-properties style:column-width="12.409cm"/>
    </style:style>
    <style:style style:name="Tabela12.A1" style:family="table-cell">
      <style:table-cell-properties style:vertical-align="top" fo:padding-left="0.191cm" fo:padding-right="0.191cm" fo:padding-top="0cm" fo:padding-bottom="0cm" fo:border="0.035cm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ff3333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.635cm" fo:margin-right="0cm" fo:line-height="100%" fo:text-align="justify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.635cm" fo:margin-right="0cm" fo:line-height="100%" fo:text-align="justify" style:justify-single-word="false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  <style:text-properties fo:color="#ff3333" fo:font-size="12pt" style:font-size-asian="12pt" style:font-size-complex="12pt"/>
    </style:style>
    <style:style style:name="P13" style:family="paragraph" style:parent-style-name="Standard">
      <style:paragraph-properties fo:margin-left="0.635cm" fo:margin-right="0cm" fo:line-height="100%" fo:text-align="justify" style:justify-single-word="false" fo:text-indent="0cm" style:auto-text-indent="false" fo:break-before="auto" fo:break-after="auto" style:writing-mode="lr-tb"/>
      <style:text-properties fo:color="#ff3333" fo:font-size="12p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cm" style:auto-text-indent="false" fo:break-before="auto" fo:break-after="auto" style:writing-mode="lr-tb"/>
      <style:text-properties fo:color="#ff3333" fo:font-size="12p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color="#ff0000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3.21cm"/>
        </style:tab-stops>
      </style:paragraph-properties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26" style:family="paragraph" style:parent-style-name="Standard">
      <style:paragraph-properties fo:margin-left="0cm" fo:margin-right="0cm" fo:line-height="100%" fo:text-indent="0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line-height="100%" fo:text-indent="0.635cm" style:auto-text-indent="false" fo:break-before="auto" fo:break-after="auto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line-height="100%" fo:text-indent="0.635cm" style:auto-text-indent="false" fo:break-before="auto" fo:break-after="auto" style:writing-mode="lr-tb"/>
    </style:style>
    <style:style style:name="P29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.635cm" style:auto-text-indent="false" fo:break-before="auto" fo:break-after="auto" style:writing-mode="lr-tb"/>
    </style:style>
    <style:style style:name="P30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.635cm" style:auto-text-indent="false" fo:break-before="auto" fo:break-after="auto" style:writing-mode="lr-tb"/>
      <style:text-properties fo:font-weight="bold" style:font-weight-asian="bold" style:font-weight-complex="bold"/>
    </style:style>
    <style:style style:name="P3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32" style:family="paragraph" style:parent-style-name="Standard" style:list-style-name="LS1">
      <style:paragraph-properties fo:margin-top="0cm" fo:margin-bottom="0cm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S1">
      <style:paragraph-properties fo:margin-top="0cm" fo:margin-bottom="0cm" fo:line-height="100%" fo:text-align="justify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S1">
      <style:paragraph-properties fo:margin-top="0cm" fo:margin-bottom="0cm" fo:line-height="100%" fo:break-before="auto" fo:break-after="auto" style:writing-mode="lr-tb"/>
    </style:style>
    <style:style style:name="P35" style:family="paragraph" style:parent-style-name="Standard" style:list-style-name="LS5">
      <style:paragraph-properties fo:margin-top="0cm" fo:margin-bottom="0cm" fo:line-height="100%" fo:break-before="auto" fo:break-after="auto" style:writing-mode="lr-tb"/>
    </style:style>
    <style:style style:name="P36" style:family="paragraph" style:parent-style-name="Standard" style:list-style-name="LS6">
      <style:paragraph-properties fo:margin-top="0cm" fo:margin-bottom="0cm" fo:line-height="100%" fo:break-before="auto" fo:break-after="auto" style:writing-mode="lr-tb"/>
    </style:style>
    <style:style style:name="P37" style:family="paragraph" style:parent-style-name="Standard" style:list-style-name="LS7">
      <style:paragraph-properties fo:margin-top="0cm" fo:margin-bottom="0cm" fo:line-height="100%" fo:break-before="auto" fo:break-after="auto" style:writing-mode="lr-tb"/>
    </style:style>
    <style:style style:name="P38" style:family="paragraph" style:parent-style-name="Standard" style:list-style-name="LS2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39" style:family="paragraph" style:parent-style-name="Standard" style:list-style-name="LS3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40" style:family="paragraph" style:parent-style-name="Standard" style:list-style-name="LS4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41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4" style:family="paragraph" style:parent-style-name="Standard">
      <style:paragraph-properties fo:line-height="100%" fo:break-before="auto" fo:break-after="auto" style:writing-mode="lr-tb"/>
      <style:text-properties fo:font-size="12pt" style:font-size-asian="12pt" style:font-size-complex="12pt"/>
    </style:style>
    <style:style style:name="P45" style:family="paragraph" style:parent-style-name="Heading_20_1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0000" style:text-line-through-style="none" style:font-name="Arial" fo:font-size="12pt" fo:font-style="normal" style:text-underline-style="none" style:font-name-asian="Arial" style:font-size-asian="12pt" style:font-style-asian="normal" style:font-name-complex="Arial" style:font-size-complex="12pt" style:font-style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color="#ff3333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color="#1155cc" style:text-line-through-style="none" style:font-name="Arial" fo:font-size="12pt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Processo</text:span><text:span text:style-name="T1"> </text:span><text:span text:style-name="T1">de</text:span><text:span text:style-name="T1"> </text:span><text:span text:style-name="T1">Gerência</text:span><text:span text:style-name="T1"> </text:span><text:span text:style-name="T1">de</text:span><text:span text:style-name="T1"> </text:span><text:span text:style-name="T1">Projeto</text:span><text:span text:style-name="T1"> (</text:span><text:span text:style-name="T1">GPR</text:span><text:span text:style-name="T1">)</text:span></text:p>
      <text:p text:style-name="P4"/>
      <text:list xml:id="list159714676512555661" text:style-name="LS1">
        <text:list-item>
          <text:p text:style-name="P32">Propósito</text:p>
        </text:list-item>
      </text:list>
      <text:p text:style-name="P3"/>
      <text:p text:style-name="P8"><text:span text:style-name="T3">O</text:span><text:span text:style-name="T3"> </text:span><text:span text:style-name="T3">processo</text:span><text:span text:style-name="T3"> </text:span><text:span text:style-name="T3">de</text:span><text:span text:style-name="T3"> </text:span><text:span text:style-name="T3">Gerência</text:span><text:span text:style-name="T3"> </text:span><text:span text:style-name="T3">de</text:span><text:span text:style-name="T3"> </text:span><text:span text:style-name="T3">Projeto</text:span><text:span text:style-name="T3"> </text:span><text:span text:style-name="T3">tem</text:span><text:span text:style-name="T3"> </text:span><text:span text:style-name="T3">como</text:span><text:span text:style-name="T3"> </text:span><text:span text:style-name="T3">objetivo</text:span><text:span text:style-name="T3"> </text:span><text:span text:style-name="T3">garantir</text:span><text:span text:style-name="T3"> </text:span><text:span text:style-name="T3">que</text:span><text:span text:style-name="T3"> </text:span><text:span text:style-name="T3">o</text:span><text:span text:style-name="T3"> </text:span><text:span text:style-name="T3">projeto</text:span><text:span text:style-name="T3"> </text:span><text:span text:style-name="T3">seja</text:span><text:span text:style-name="T3"> </text:span><text:span text:style-name="T3">executado</text:span><text:span text:style-name="T3"> </text:span><text:span text:style-name="T3">de</text:span><text:span text:style-name="T3"> </text:span><text:span text:style-name="T3">forma</text:span><text:span text:style-name="T3"> </text:span><text:span text:style-name="T3">organizada</text:span><text:span text:style-name="T3">, </text:span><text:span text:style-name="T3">através</text:span><text:span text:style-name="T3"> </text:span><text:span text:style-name="T3">de</text:span><text:span text:style-name="T3"> </text:span><text:span text:style-name="T3">planejamento</text:span><text:span text:style-name="T3"> </text:span><text:span text:style-name="T3">das</text:span><text:span text:style-name="T3"> </text:span><text:span text:style-name="T3">atividades</text:span><text:span text:style-name="T3"> </text:span><text:span text:style-name="T3">que</text:span><text:span text:style-name="T3"> </text:span><text:span text:style-name="T3">serão</text:span><text:span text:style-name="T3"> </text:span><text:span text:style-name="T3">realizadas</text:span><text:span text:style-name="T3">, </text:span><text:span text:style-name="T3">dos</text:span><text:span text:style-name="T3"> </text:span><text:span text:style-name="T3">recursos</text:span><text:span text:style-name="T3"> </text:span><text:span text:style-name="T3">utilizados</text:span><text:span text:style-name="T3"> </text:span><text:span text:style-name="T3">e</text:span><text:span text:style-name="T3"> </text:span><text:span text:style-name="T3">das</text:span><text:span text:style-name="T3"> </text:span><text:span text:style-name="T3">responsabilidades</text:span><text:span text:style-name="T3"> </text:span><text:span text:style-name="T3">do</text:span><text:span text:style-name="T3"> </text:span><text:span text:style-name="T3">projeto</text:span><text:span text:style-name="T3">. </text:span><text:span text:style-name="T3">Desta</text:span><text:span text:style-name="T3"> </text:span><text:span text:style-name="T3">forma</text:span><text:span text:style-name="T3">, </text:span><text:span text:style-name="T3">é</text:span><text:span text:style-name="T3"> </text:span><text:span text:style-name="T3">possível</text:span><text:span text:style-name="T3"> </text:span><text:span text:style-name="T3">prover</text:span><text:span text:style-name="T3"> </text:span><text:span text:style-name="T3">informações</text:span><text:span text:style-name="T3"> </text:span><text:span text:style-name="T3">sobre</text:span><text:span text:style-name="T3"> </text:span><text:span text:style-name="T3">o</text:span><text:span text:style-name="T3"> </text:span><text:span text:style-name="T3">andamento</text:span><text:span text:style-name="T3"> </text:span><text:span text:style-name="T3">do</text:span><text:span text:style-name="T3"> </text:span><text:span text:style-name="T3">projeto</text:span><text:span text:style-name="T3"> </text:span><text:span text:style-name="T3">e</text:span><text:span text:style-name="T3"> </text:span><text:span text:style-name="T3">verificar</text:span><text:span text:style-name="T3"> </text:span><text:span text:style-name="T3">se</text:span><text:span text:style-name="T3"> </text:span><text:span text:style-name="T3">serão</text:span><text:span text:style-name="T3"> </text:span><text:span text:style-name="T3">necessárias</text:span><text:span text:style-name="T3"> </text:span><text:span text:style-name="T3">ações</text:span><text:span text:style-name="T3"> </text:span><text:span text:style-name="T3">corretivas</text:span><text:span text:style-name="T3"> </text:span><text:span text:style-name="T3">de</text:span><text:span text:style-name="T3"> </text:span><text:span text:style-name="T3">maneira</text:span><text:span text:style-name="T3"> </text:span><text:span text:style-name="T3">a</text:span><text:span text:style-name="T3"> </text:span><text:span text:style-name="T3">mantar</text:span><text:span text:style-name="T3"> </text:span><text:span text:style-name="T3">o</text:span><text:span text:style-name="T3"> </text:span><text:span text:style-name="T3">projeto</text:span><text:span text:style-name="T3"> </text:span><text:span text:style-name="T3">dentro</text:span><text:span text:style-name="T3"> </text:span><text:span text:style-name="T3">de</text:span><text:span text:style-name="T3"> </text:span><text:span text:style-name="T3">prazo</text:span><text:span text:style-name="T3">, </text:span><text:span text:style-name="T3">custo</text:span><text:span text:style-name="T3"> </text:span><text:span text:style-name="T3">e</text:span><text:span text:style-name="T3"> </text:span><text:span text:style-name="T3">qualidade</text:span><text:span text:style-name="T3"> </text:span><text:span text:style-name="T3">aceitáveis</text:span><text:span text:style-name="T3">.</text:span></text:p>
      <text:p text:style-name="P10"/>
      <text:list xml:id="list37740139" text:continue-numbering="true" text:style-name="LS1">
        <text:list-item>
          <text:p text:style-name="P33">Definições</text:p>
        </text:list-item>
      </text:list>
      <text:p text:style-name="P8"><text:span text:style-name="T3">Escopo</text:span><text:span text:style-name="T3"> - </text:span><text:span text:style-name="T3">Descrição</text:span><text:span text:style-name="T3"> </text:span><text:span text:style-name="T3">do</text:span><text:span text:style-name="T3"> </text:span><text:span text:style-name="T3">sistema</text:span><text:span text:style-name="T3"> </text:span><text:span text:style-name="T3">e</text:span><text:span text:style-name="T3"> </text:span><text:span text:style-name="T3">suas</text:span><text:span text:style-name="T3"> </text:span><text:span text:style-name="T3">características</text:span><text:span text:style-name="T3"> </text:span><text:span text:style-name="T3">que</text:span><text:span text:style-name="T3"> </text:span><text:span text:style-name="T3">serão</text:span><text:span text:style-name="T3"> </text:span><text:span text:style-name="T3">construídas</text:span><text:span text:style-name="T3">.</text:span></text:p>
      <text:p text:style-name="P8"><text:span text:style-name="T3">EAP</text:span><text:span text:style-name="T3"> - </text:span><text:span text:style-name="T3">Estrutura</text:span><text:span text:style-name="T3"> </text:span><text:span text:style-name="T3">Analítica</text:span><text:span text:style-name="T3"> </text:span><text:span text:style-name="T3">do</text:span><text:span text:style-name="T3"> </text:span><text:span text:style-name="T3">projeto</text:span><text:span text:style-name="T3">: </text:span><text:span text:style-name="T3">São</text:span><text:span text:style-name="T3"> </text:span><text:span text:style-name="T3">as</text:span><text:span text:style-name="T3"> </text:span><text:span text:style-name="T3">atividades</text:span><text:span text:style-name="T3"> </text:span><text:span text:style-name="T3">e</text:span><text:span text:style-name="T3"> </text:span><text:span text:style-name="T3">produtos</text:span><text:span text:style-name="T3"> </text:span><text:span text:style-name="T3">que</text:span><text:span text:style-name="T3"> </text:span><text:span text:style-name="T3">devem</text:span><text:span text:style-name="T3"> </text:span><text:span text:style-name="T3">ser</text:span><text:span text:style-name="T3"> </text:span><text:span text:style-name="T3">construídos</text:span><text:span text:style-name="T3"> </text:span><text:span text:style-name="T3">e</text:span><text:span text:style-name="T3"> </text:span><text:span text:style-name="T3">entregues</text:span><text:span text:style-name="T3"> </text:span><text:span text:style-name="T3">no</text:span><text:span text:style-name="T3"> </text:span><text:span text:style-name="T3">decorrer</text:span><text:span text:style-name="T3"> </text:span><text:span text:style-name="T3">do</text:span><text:span text:style-name="T3"> </text:span><text:span text:style-name="T3">projeto</text:span><text:span text:style-name="T3">.</text:span></text:p>
      <text:p text:style-name="P8"><text:span text:style-name="T3">Risco</text:span><text:span text:style-name="T3"> - </text:span><text:span text:style-name="T3">É</text:span><text:span text:style-name="T3"> </text:span><text:span text:style-name="T3">algo</text:span><text:span text:style-name="T3"> </text:span><text:span text:style-name="T3">que</text:span><text:span text:style-name="T3"> </text:span><text:span text:style-name="T3">pode</text:span><text:span text:style-name="T3"> </text:span><text:span text:style-name="T3">acontecer</text:span><text:span text:style-name="T3"> </text:span><text:span text:style-name="T3">que</text:span><text:span text:style-name="T3"> </text:span><text:span text:style-name="T3">tratá</text:span><text:span text:style-name="T3"> </text:span><text:span text:style-name="T3">prejuízos</text:span><text:span text:style-name="T3"> </text:span><text:span text:style-name="T3">ao</text:span><text:span text:style-name="T3"> </text:span><text:span text:style-name="T3">projeto</text:span><text:span text:style-name="T3">, </text:span><text:span text:style-name="T3">seja</text:span><text:span text:style-name="T3"> </text:span><text:span text:style-name="T3">no</text:span><text:span text:style-name="T3"> </text:span><text:span text:style-name="T3">cronograma</text:span><text:span text:style-name="T3">, </text:span><text:span text:style-name="T3">custo</text:span><text:span text:style-name="T3"> </text:span><text:span text:style-name="T3">ou</text:span><text:span text:style-name="T3"> </text:span><text:span text:style-name="T3">qualidade</text:span><text:span text:style-name="T3">.</text:span></text:p>
      <text:p text:style-name="P13"/>
      <text:list xml:id="list37714243" text:continue-numbering="true" text:style-name="LS1">
        <text:list-item>
          <text:p text:style-name="P33">Políticas</text:p>
        </text:list-item>
      </text:list>
      <text:p text:style-name="P8"><text:span text:style-name="T3">Aqui</text:span><text:span text:style-name="T3"> </text:span><text:span text:style-name="T3">serão</text:span><text:span text:style-name="T3"> </text:span><text:span text:style-name="T3">definidas</text:span><text:span text:style-name="T3"> </text:span><text:span text:style-name="T3">as</text:span><text:span text:style-name="T3"> </text:span><text:span text:style-name="T3">políticas</text:span><text:span text:style-name="T3"> </text:span><text:span text:style-name="T3">organizacionais</text:span><text:span text:style-name="T3"> </text:span><text:span text:style-name="T3">que</text:span><text:span text:style-name="T3"> </text:span><text:span text:style-name="T3">afetam</text:span><text:span text:style-name="T3"> </text:span><text:span text:style-name="T3">o</text:span><text:span text:style-name="T3"> </text:span><text:span text:style-name="T3">processo</text:span><text:span text:style-name="T3"> </text:span><text:span text:style-name="T3">de</text:span><text:span text:style-name="T3"> </text:span><text:span text:style-name="T3">gerência</text:span><text:span text:style-name="T3"> </text:span><text:span text:style-name="T3">de</text:span><text:span text:style-name="T3"> </text:span><text:span text:style-name="T3">projeto</text:span><text:span text:style-name="T3">.</text:span></text:p>
      <text:p text:style-name="P6"/>
      <text:p text:style-name="P8"><text:span text:style-name="T3">3.1 </text:span><text:span text:style-name="T3">O</text:span><text:span text:style-name="T3"> </text:span><text:span text:style-name="T3">monitoramento</text:span><text:span text:style-name="T3"> </text:span><text:span text:style-name="T3">do</text:span><text:span text:style-name="T3"> </text:span><text:span text:style-name="T3">projeto</text:span><text:span text:style-name="T3"> </text:span><text:span text:style-name="T3">deve</text:span><text:span text:style-name="T3"> </text:span><text:span text:style-name="T3">ser</text:span><text:span text:style-name="T3"> </text:span><text:span text:style-name="T3">realizado</text:span><text:span text:style-name="T3"> </text:span><text:span text:style-name="T3">semanalmente</text:span><text:span text:style-name="T3"> </text:span><text:span text:style-name="T3">com</text:span><text:span text:style-name="T3"> </text:span><text:span text:style-name="T3">o</text:span><text:span text:style-name="T3"> </text:span><text:span text:style-name="T3">intuito</text:span><text:span text:style-name="T3"> </text:span><text:span text:style-name="T3">de</text:span><text:span text:style-name="T3"> </text:span><text:span text:style-name="T3">acompanhar</text:span><text:span text:style-name="T3"> </text:span><text:span text:style-name="T3">o</text:span><text:span text:style-name="T3"> </text:span><text:span text:style-name="T3">seu</text:span><text:span text:style-name="T3"> </text:span><text:span text:style-name="T3">andamento</text:span><text:span text:style-name="T3"> </text:span><text:span text:style-name="T3">com</text:span><text:span text:style-name="T3"> </text:span><text:span text:style-name="T3">relação</text:span><text:span text:style-name="T3"> </text:span><text:span text:style-name="T3">ao</text:span><text:span text:style-name="T3"> </text:span><text:span text:style-name="T3">cronograma</text:span><text:span text:style-name="T3">, </text:span><text:span text:style-name="T3">custo</text:span><text:span text:style-name="T3"> </text:span><text:span text:style-name="T3">e</text:span><text:span text:style-name="T3"> </text:span><text:span text:style-name="T3">riscos</text:span><text:span text:style-name="T3">.</text:span></text:p>
      <text:p text:style-name="P8"><text:span text:style-name="T3">3.2 </text:span><text:span text:style-name="T3">Quando</text:span><text:span text:style-name="T3"> </text:span><text:span text:style-name="T3">o</text:span><text:span text:style-name="T3"> </text:span><text:span text:style-name="T3">plano</text:span><text:span text:style-name="T3"> </text:span><text:span text:style-name="T3">de</text:span><text:span text:style-name="T3"> </text:span><text:span text:style-name="T3">projeto</text:span><text:span text:style-name="T3"> </text:span><text:span text:style-name="T3">sofrer</text:span><text:span text:style-name="T3"> </text:span><text:span text:style-name="T3">alteração</text:span><text:span text:style-name="T3">, </text:span><text:span text:style-name="T3">estas</text:span><text:span text:style-name="T3"> </text:span><text:span text:style-name="T3">alterações</text:span><text:span text:style-name="T3"> </text:span><text:span text:style-name="T3">devem</text:span><text:span text:style-name="T3"> </text:span><text:span text:style-name="T3">ser</text:span><text:span text:style-name="T3"> </text:span><text:span text:style-name="T3">comunicadas</text:span><text:span text:style-name="T3"> </text:span><text:span text:style-name="T3">aos</text:span><text:span text:style-name="T3"> </text:span><text:span text:style-name="T3">interessados</text:span><text:span text:style-name="T3"> </text:span><text:span text:style-name="T3">do</text:span><text:span text:style-name="T3"> </text:span><text:span text:style-name="T3">projeto</text:span><text:span text:style-name="T3">.</text:span></text:p>
      <text:p text:style-name="P14"/>
      <text:p text:style-name="P13"/>
      <text:list xml:id="list37737307" text:continue-numbering="true" text:style-name="LS1">
        <text:list-item>
          <text:p text:style-name="P33">Papéis</text:p>
        </text:list-item>
      </text:list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Papel</text:p>
          </table:table-cell>
          <table:table-cell table:style-name="Tabela1.A1" office:value-type="string">
            <text:p text:style-name="P17"><text:span text:style-name="T4">Gerente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1.A1" office:value-type="string">
            <text:p text:style-name="P20">Formação</text:p>
          </table:table-cell>
          <table:table-cell table:style-name="Tabela1.A1" office:value-type="string">
            <text:p text:style-name="P17"><text:span text:style-name="T4">As</text:span><text:span text:style-name="T4"> </text:span><text:span text:style-name="T4">atividades</text:span><text:span text:style-name="T4"> </text:span><text:span text:style-name="T4">são</text:span><text:span text:style-name="T4"> </text:span><text:span text:style-name="T4">realizadas</text:span><text:span text:style-name="T4"> </text:span><text:span text:style-name="T4">por</text:span><text:span text:style-name="T4"> </text:span><text:span text:style-name="T4">pessoas</text:span><text:span text:style-name="T4"> </text:span><text:span text:style-name="T4">com</text:span><text:span text:style-name="T4"> </text:span><text:span text:style-name="T4">experiência</text:span><text:span text:style-name="T4"> </text:span><text:span text:style-name="T4">em</text:span><text:span text:style-name="T4"> </text:span><text:span text:style-name="T4">Engenharia</text:span><text:span text:style-name="T4"> </text:span><text:span text:style-name="T4">de</text:span><text:span text:style-name="T4"> </text:span><text:span text:style-name="T4">Software</text:span><text:span text:style-name="T4">.</text:span></text:p>
          </table:table-cell>
        </table:table-row>
        <table:table-row>
          <table:table-cell table:style-name="Tabela1.A1" office:value-type="string">
            <text:p text:style-name="P20">Conhecimentos</text:p>
          </table:table-cell>
          <table:table-cell table:style-name="Tabela1.A1" office:value-type="string">
            <text:list xml:id="list2716006317921747158" text:style-name="LS2">
              <text:list-item>
                <text:p text:style-name="P38"><text:span text:style-name="T4">Conceitos</text:span><text:span text:style-name="T4"> </text:span><text:span text:style-name="T4">sobre</text:span><text:span text:style-name="T4"> </text:span><text:span text:style-name="T4">gerência</text:span><text:span text:style-name="T4"> </text:span><text:span text:style-name="T4">de</text:span><text:span text:style-name="T4"> </text:span><text:span text:style-name="T4">projeto</text:span></text:p>
              </text:list-item>
              <text:list-item>
                <text:p text:style-name="P38"><text:span text:style-name="T4">Modelo</text:span><text:span text:style-name="T4"> </text:span><text:span text:style-name="T4">de</text:span><text:span text:style-name="T4"> </text:span><text:span text:style-name="T4">Refência</text:span><text:span text:style-name="T4"> </text:span><text:span text:style-name="T4">MPS</text:span><text:span text:style-name="T4">.</text:span><text:span text:style-name="T4">BR</text:span><text:span text:style-name="T4"> </text:span><text:span text:style-name="T4">de</text:span><text:span text:style-name="T4"> </text:span><text:span text:style-name="T4">Gerência</text:span><text:span text:style-name="T4"> </text:span><text:span text:style-name="T4">de</text:span><text:span text:style-name="T4"> </text:span><text:span text:style-name="T4">Projeto</text:span></text:p>
              </text:list-item>
              <text:list-item>
                <text:p text:style-name="P38"><text:span text:style-name="T4">Ferramentas</text:span><text:span text:style-name="T4"> </text:span><text:span text:style-name="T4">de</text:span><text:span text:style-name="T4"> </text:span><text:span text:style-name="T4">organização</text:span><text:span text:style-name="T4"> </text:span><text:span text:style-name="T4">de</text:span><text:span text:style-name="T4"> </text:span><text:span text:style-name="T4">atividades</text:span><text:span text:style-name="T4"> </text:span><text:span text:style-name="T4">e</text:span><text:span text:style-name="T4"> </text:span><text:span text:style-name="T4">cronograma</text:span></text:p>
              </text:list-item>
            </text:list>
          </table:table-cell>
        </table:table-row>
        <table:table-row>
          <table:table-cell table:style-name="Tabela1.A1" office:value-type="string">
            <text:p text:style-name="P20">Responsabilidades</text:p>
          </table:table-cell>
          <table:table-cell table:style-name="Tabela1.A1" office:value-type="string">
            <text:list xml:id="list2827850240307855517" text:style-name="LS3">
              <text:list-item>
                <text:p text:style-name="P39"><text:span text:style-name="T4">Definir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    </text:list-item>
              <text:list-item>
                <text:p text:style-name="P39"><text:span text:style-name="T4">Participar</text:span><text:span text:style-name="T4"> </text:span><text:span text:style-name="T4">das</text:span><text:span text:style-name="T4"> </text:span><text:span text:style-name="T4">reunições</text:span><text:span text:style-name="T4"> </text:span><text:span text:style-name="T4">de</text:span><text:span text:style-name="T4"> </text:span><text:span text:style-name="T4">definição</text:span><text:span text:style-name="T4"> </text:span><text:span text:style-name="T4">de</text:span><text:span text:style-name="T4"> </text:span><text:span text:style-name="T4">escopo</text:span><text:span text:style-name="T4"> </text:span><text:span text:style-name="T4">e</text:span><text:span text:style-name="T4"> </text:span><text:span text:style-name="T4">atividades</text:span></text:p>
              </text:list-item>
              <text:list-item>
                <text:p text:style-name="P39"><text:span text:style-name="T4">Monitorar</text:span><text:span text:style-name="T4"> </text:span><text:span text:style-name="T4">o</text:span><text:span text:style-name="T4"> </text:span><text:span text:style-name="T4">planejamento</text:span><text:span text:style-name="T4"> </text:span><text:span text:style-name="T4">do</text:span><text:span text:style-name="T4"> </text:span><text:span text:style-name="T4">projeto</text:span></text:p>
              </text:list-item>
            </text:list>
          </table:table-cell>
        </table:table-row>
      </table:table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Papel</text:p>
          </table:table-cell>
          <table:table-cell table:style-name="Tabela2.A1" office:value-type="string">
            <text:p text:style-name="P17"><text:span text:style-name="T4">Representante</text:span><text:span text:style-name="T4"> </text:span><text:span text:style-name="T4">do</text:span><text:span text:style-name="T4"> </text:span><text:span text:style-name="T4">Cliente</text:span></text:p>
          </table:table-cell>
        </table:table-row>
        <table:table-row>
          <table:table-cell table:style-name="Tabela2.A1" office:value-type="string">
            <text:p text:style-name="P20">Formação</text:p>
          </table:table-cell>
          <table:table-cell table:style-name="Tabela2.A1" office:value-type="string">
            <text:p text:style-name="P17"><text:span text:style-name="T4">Não</text:span><text:span text:style-name="T4"> </text:span><text:span text:style-name="T4">se</text:span><text:span text:style-name="T4"> </text:span><text:span text:style-name="T4">aplica</text:span><text:span text:style-name="T4">.</text:span></text:p>
          </table:table-cell>
        </table:table-row>
        <table:table-row>
          <table:table-cell table:style-name="Tabela2.A1" office:value-type="string">
            <text:p text:style-name="P20">Conhecimentos</text:p>
          </table:table-cell>
          <table:table-cell table:style-name="Tabela2.A1" office:value-type="string">
            <text:list xml:id="list10" text:style-name="LS2">
              <text:list-item>
                <text:p text:style-name="P38"><text:span text:style-name="T4">Conhecimentos</text:span><text:span text:style-name="T4"> </text:span><text:span text:style-name="T4">sobre</text:span><text:span text:style-name="T4"> </text:span><text:span text:style-name="T4">o</text:span><text:span text:style-name="T4"> </text:span><text:span text:style-name="T4">escopo</text:span><text:span text:style-name="T4"> </text:span><text:span text:style-name="T4">geral</text:span><text:span text:style-name="T4"> </text:span><text:span text:style-name="T4">do</text:span><text:span text:style-name="T4"> </text:span><text:span text:style-name="T4">projeto</text:span><text:span text:style-name="T4"> </text:span><text:span text:style-name="T4">que</text:span><text:span text:style-name="T4"> </text:span><text:span text:style-name="T4">será</text:span><text:span text:style-name="T4"> </text:span><text:span text:style-name="T4">desenvolvido</text:span></text:p>
              </text:list-item>
              <text:list-item>
                <text:p text:style-name="P38"><text:span text:style-name="T4">Informações</text:span><text:span text:style-name="T4"> </text:span><text:span text:style-name="T4">relativos</text:span><text:span text:style-name="T4"> </text:span><text:span text:style-name="T4">à</text:span><text:span text:style-name="T4"> </text:span><text:span text:style-name="T4">custo</text:span><text:span text:style-name="T4"> </text:span><text:span text:style-name="T4">e</text:span><text:span text:style-name="T4"> </text:span><text:span text:style-name="T4">tempo</text:span><text:span text:style-name="T4"> </text:span><text:span text:style-name="T4">máximo</text:span><text:span text:style-name="T4"> </text:span><text:span text:style-name="T4">aceitáveis</text:span><text:span text:style-name="T4"> </text:span><text:soft-page-break/><text:span text:style-name="T4">pela</text:span><text:span text:style-name="T4"> </text:span><text:span text:style-name="T4">organização</text:span><text:span text:style-name="T4"> </text:span><text:span text:style-name="T4">contratante</text:span></text:p>
              </text:list-item>
            </text:list>
          </table:table-cell>
        </table:table-row>
        <table:table-row>
          <table:table-cell table:style-name="Tabela2.A1" office:value-type="string">
            <text:p text:style-name="P20">Responsabilidades</text:p>
          </table:table-cell>
          <table:table-cell table:style-name="Tabela2.A1" office:value-type="string">
            <text:list xml:id="list7626241069391696813" text:style-name="LS4">
              <text:list-item>
                <text:p text:style-name="P40"><text:span text:style-name="T4">Participar</text:span><text:span text:style-name="T4"> </text:span><text:span text:style-name="T4">da</text:span><text:span text:style-name="T4"> </text:span><text:span text:style-name="T4">reunião</text:span><text:span text:style-name="T4"> </text:span><text:span text:style-name="T4">de</text:span><text:span text:style-name="T4"> </text:span><text:span text:style-name="T4">aprovação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    </text:list-item>
            </text:list>
          </table:table-cell>
        </table:table-row>
      </table:table>
      <text:p text:style-name="P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Papel</text:p>
          </table:table-cell>
          <table:table-cell table:style-name="Tabela3.A1" office:value-type="string">
            <text:p text:style-name="P17"><text:span text:style-name="T4">Equipe</text:span><text:span text:style-name="T4"> </text:span><text:span text:style-name="T4">de</text:span><text:span text:style-name="T4"> </text:span><text:span text:style-name="T4">desenvolvimento</text:span></text:p>
          </table:table-cell>
        </table:table-row>
        <table:table-row>
          <table:table-cell table:style-name="Tabela3.A1" office:value-type="string">
            <text:p text:style-name="P20">Formação</text:p>
          </table:table-cell>
          <table:table-cell table:style-name="Tabela3.A1" office:value-type="string">
            <text:p text:style-name="P17"><text:span text:style-name="T4">Não</text:span><text:span text:style-name="T4"> </text:span><text:span text:style-name="T4">se</text:span><text:span text:style-name="T4"> </text:span><text:span text:style-name="T4">aplica</text:span><text:span text:style-name="T4">.</text:span></text:p>
          </table:table-cell>
        </table:table-row>
        <table:table-row>
          <table:table-cell table:style-name="Tabela3.A1" office:value-type="string">
            <text:p text:style-name="P20">Conhecimentos</text:p>
          </table:table-cell>
          <table:table-cell table:style-name="Tabela3.A1" office:value-type="string">
            <text:list xml:id="list13" text:style-name="LS2">
              <text:list-item>
                <text:p text:style-name="P38"><text:span text:style-name="T4">Conhecimentos</text:span><text:span text:style-name="T4"> </text:span><text:span text:style-name="T4">sobre</text:span><text:span text:style-name="T4"> </text:span><text:span text:style-name="T4">o</text:span><text:span text:style-name="T4"> </text:span><text:span text:style-name="T4">escopo</text:span><text:span text:style-name="T4"> </text:span><text:span text:style-name="T4">geral</text:span><text:span text:style-name="T4"> </text:span><text:span text:style-name="T4">do</text:span><text:span text:style-name="T4"> </text:span><text:span text:style-name="T4">projeto</text:span><text:span text:style-name="T4"> </text:span><text:span text:style-name="T4">que</text:span><text:span text:style-name="T4"> </text:span><text:span text:style-name="T4">será</text:span><text:span text:style-name="T4"> </text:span><text:span text:style-name="T4">desenvolvido</text:span></text:p>
              </text:list-item>
            </text:list>
          </table:table-cell>
        </table:table-row>
        <table:table-row>
          <table:table-cell table:style-name="Tabela3.A1" office:value-type="string">
            <text:p text:style-name="P20">Responsabilidades</text:p>
          </table:table-cell>
          <table:table-cell table:style-name="Tabela3.A1" office:value-type="string">
            <text:list xml:id="list14" text:style-name="LS4">
              <text:list-item>
                <text:p text:style-name="P40"><text:span text:style-name="T4">Participar</text:span><text:span text:style-name="T4"> </text:span><text:span text:style-name="T4">da</text:span><text:span text:style-name="T4"> </text:span><text:span text:style-name="T4">reunião</text:span><text:span text:style-name="T4"> </text:span><text:span text:style-name="T4">de</text:span><text:span text:style-name="T4"> </text:span><text:span text:style-name="T4">definição</text:span><text:span text:style-name="T4"> </text:span><text:span text:style-name="T4">de</text:span><text:span text:style-name="T4"> </text:span><text:span text:style-name="T4">esforço</text:span><text:span text:style-name="T4"> </text:span><text:span text:style-name="T4">e</text:span><text:span text:style-name="T4"> </text:span><text:span text:style-name="T4">tempo</text:span><text:span text:style-name="T4"> </text:span><text:span text:style-name="T4">necessário</text:span><text:span text:style-name="T4"> </text:span><text:span text:style-name="T4">para</text:span><text:span text:style-name="T4"> </text:span><text:span text:style-name="T4">as</text:span><text:span text:style-name="T4"> </text:span><text:span text:style-name="T4">atividades</text:span></text:p>
              </text:list-item>
              <text:list-item>
                <text:p text:style-name="P40"><text:span text:style-name="T4">Participar</text:span><text:span text:style-name="T4"> </text:span><text:span text:style-name="T4">da</text:span><text:span text:style-name="T4"> </text:span><text:span text:style-name="T4">reunião</text:span><text:span text:style-name="T4"> </text:span><text:span text:style-name="T4">de</text:span><text:span text:style-name="T4"> </text:span><text:span text:style-name="T4">aprovação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    </text:list-item>
            </text:list>
            <text:p text:style-name="P20"/>
          </table:table-cell>
        </table:table-row>
      </table:table>
      <text:p text:style-name="P2"/>
      <text:list xml:id="list37732280" text:continue-list="list37737307" text:style-name="LS1">
        <text:list-item>
          <text:p text:style-name="P33">Métricas</text:p>
        </text:list-item>
      </text:list>
      <text:p text:style-name="P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1">Indicador</text:p>
          </table:table-cell>
          <table:table-cell table:style-name="Tabela4.A1" office:value-type="string">
            <text:p text:style-name="P18"><text:span text:style-name="T4">Replanejamento</text:span><text:span text:style-name="T4"> </text:span><text:span text:style-name="T4">de</text:span><text:span text:style-name="T4"> </text:span><text:span text:style-name="T4">atividades</text:span><text:span text:style-name="T4"> </text:span><text:span text:style-name="T4">em</text:span><text:span text:style-name="T4"> </text:span><text:span text:style-name="T4">cada</text:span><text:span text:style-name="T4"> </text:span><text:span text:style-name="T4">etapa</text:span><text:span text:style-name="T4"> </text:span><text:span text:style-name="T4">do</text:span><text:span text:style-name="T4"> </text:span><text:span text:style-name="T4">ciclo</text:span><text:span text:style-name="T4"> </text:span><text:span text:style-name="T4">de</text:span><text:span text:style-name="T4"> </text:span><text:span text:style-name="T4">vida</text:span></text:p>
          </table:table-cell>
        </table:table-row>
        <table:table-row>
          <table:table-cell table:style-name="Tabela4.A1" office:value-type="string">
            <text:p text:style-name="P21">Objetivo</text:p>
          </table:table-cell>
          <table:table-cell table:style-name="Tabela4.A1" office:value-type="string">
            <text:p text:style-name="P18"><text:span text:style-name="T4">Verificar</text:span><text:span text:style-name="T4"> </text:span><text:span text:style-name="T4">a</text:span><text:span text:style-name="T4"> </text:span><text:span text:style-name="T4">quantidade</text:span><text:span text:style-name="T4"> </text:span><text:span text:style-name="T4">de</text:span><text:span text:style-name="T4"> </text:span><text:span text:style-name="T4">replanejamentos</text:span><text:span text:style-name="T4"> </text:span><text:span text:style-name="T4">das</text:span><text:span text:style-name="T4"> </text:span><text:span text:style-name="T4">atividades</text:span><text:span text:style-name="T4"> </text:span><text:span text:style-name="T4">que</text:span><text:span text:style-name="T4"> </text:span><text:span text:style-name="T4">deverão</text:span><text:span text:style-name="T4"> </text:span><text:span text:style-name="T4">ser</text:span><text:span text:style-name="T4"> </text:span><text:span text:style-name="T4">realizadas</text:span><text:span text:style-name="T4"> </text:span><text:span text:style-name="T4">dentro</text:span><text:span text:style-name="T4"> </text:span><text:span text:style-name="T4">de</text:span><text:span text:style-name="T4"> </text:span><text:span text:style-name="T4">cada</text:span><text:span text:style-name="T4"> </text:span><text:span text:style-name="T4">etapa</text:span><text:span text:style-name="T4"> </text:span><text:span text:style-name="T4">do</text:span><text:span text:style-name="T4"> </text:span><text:span text:style-name="T4">ciclo</text:span><text:span text:style-name="T4"> </text:span><text:span text:style-name="T4">de</text:span><text:span text:style-name="T4"> </text:span><text:span text:style-name="T4">vida</text:span><text:span text:style-name="T4"> </text:span><text:span text:style-name="T4">n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.</text:span></text:p>
          </table:table-cell>
        </table:table-row>
        <table:table-row>
          <table:table-cell table:style-name="Tabela4.A1" office:value-type="string">
            <text:p text:style-name="P21">Coleta</text:p>
          </table:table-cell>
          <table:table-cell table:style-name="Tabela4.A1" office:value-type="string">
            <text:p text:style-name="P18"><text:span text:style-name="T4">Estas</text:span><text:span text:style-name="T4"> </text:span><text:span text:style-name="T4">informações</text:span><text:span text:style-name="T4"> </text:span><text:span text:style-name="T4">poderão</text:span><text:span text:style-name="T4"> </text:span><text:span text:style-name="T4">ser</text:span><text:span text:style-name="T4"> </text:span><text:span text:style-name="T4">coletadas</text:span><text:span text:style-name="T4"> </text:span><text:span text:style-name="T4">através</text:span><text:span text:style-name="T4"> </text:span><text:span text:style-name="T4">do</text:span><text:span text:style-name="T4"> </text:span><text:span text:style-name="T4">relatório</text:span><text:span text:style-name="T4"> </text:span><text:span text:style-name="T4">de</text:span><text:span text:style-name="T4"> </text:span><text:span text:style-name="T4">monitoramento</text:span><text:span text:style-name="T4"> </text:span><text:span text:style-name="T4">que</text:span><text:span text:style-name="T4"> </text:span><text:span text:style-name="T4">relatará</text:span><text:span text:style-name="T4"> </text:span><text:span text:style-name="T4">se</text:span><text:span text:style-name="T4"> </text:span><text:span text:style-name="T4">haverá</text:span><text:span text:style-name="T4"> </text:span><text:span text:style-name="T4">necessidade</text:span><text:span text:style-name="T4"> </text:span><text:span text:style-name="T4">de</text:span><text:span text:style-name="T4"> </text:span><text:span text:style-name="T4">replanejamento</text:span><text:span text:style-name="T4"> </text:span><text:span text:style-name="T4">no</text:span><text:span text:style-name="T4"> </text:span><text:span text:style-name="T4">cronograma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.</text:span></text:p>
          </table:table-cell>
        </table:table-row>
        <table:table-row>
          <table:table-cell table:style-name="Tabela4.A1" office:value-type="string">
            <text:p text:style-name="P21">Análise</text:p>
          </table:table-cell>
          <table:table-cell table:style-name="Tabela4.A1" office:value-type="string">
            <text:p text:style-name="P18"><text:span text:style-name="T4">Baixo</text:span><text:span text:style-name="T4"> - 1 </text:span><text:span text:style-name="T4">a</text:span><text:span text:style-name="T4"> 2 </text:span><text:span text:style-name="T4">replanejamentos</text:span></text:p>
            <text:p text:style-name="P18"><text:span text:style-name="T4">Médio</text:span><text:span text:style-name="T4"> - 3 </text:span><text:span text:style-name="T4">a</text:span><text:span text:style-name="T4"> 4 </text:span><text:span text:style-name="T4">replanejamentos</text:span></text:p>
            <text:p text:style-name="P18"><text:span text:style-name="T4">Alto</text:span><text:span text:style-name="T4"> - </text:span><text:span text:style-name="T4">Acima</text:span><text:span text:style-name="T4"> </text:span><text:span text:style-name="T4">de</text:span><text:span text:style-name="T4"> 5 </text:span><text:span text:style-name="T4">replanejamentos</text:span></text:p>
          </table:table-cell>
        </table:table-row>
      </table:table>
      <text:p text:style-name="P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Indicador</text:p>
          </table:table-cell>
          <table:table-cell table:style-name="Tabela5.A1" office:value-type="string">
            <text:p text:style-name="P18"><text:span text:style-name="T4">Replanejamento</text:span><text:span text:style-name="T4"> </text:span><text:span text:style-name="T4">no</text:span><text:span text:style-name="T4"> </text:span><text:span text:style-name="T4">esforço</text:span><text:span text:style-name="T4"> </text:span><text:span text:style-name="T4">de</text:span><text:span text:style-name="T4"> </text:span><text:span text:style-name="T4">cada</text:span><text:span text:style-name="T4"> </text:span><text:span text:style-name="T4">atividade</text:span></text:p>
          </table:table-cell>
        </table:table-row>
        <table:table-row>
          <table:table-cell table:style-name="Tabela5.A1" office:value-type="string">
            <text:p text:style-name="P21">Objetivo</text:p>
          </table:table-cell>
          <table:table-cell table:style-name="Tabela5.A1" office:value-type="string">
            <text:p text:style-name="P18"><text:span text:style-name="T4">Verificar</text:span><text:span text:style-name="T4"> </text:span><text:span text:style-name="T4">se</text:span><text:span text:style-name="T4"> </text:span><text:span text:style-name="T4">o</text:span><text:span text:style-name="T4"> </text:span><text:span text:style-name="T4">esforço</text:span><text:span text:style-name="T4"> </text:span><text:span text:style-name="T4">para</text:span><text:span text:style-name="T4"> </text:span><text:span text:style-name="T4">realização</text:span><text:span text:style-name="T4"> </text:span><text:span text:style-name="T4">de</text:span><text:span text:style-name="T4"> </text:span><text:span text:style-name="T4">cada</text:span><text:span text:style-name="T4"> </text:span><text:span text:style-name="T4">atividade</text:span><text:span text:style-name="T4"> </text:span><text:span text:style-name="T4">está</text:span><text:span text:style-name="T4"> </text:span><text:span text:style-name="T4">sendo</text:span><text:span text:style-name="T4"> </text:span><text:span text:style-name="T4">definido</text:span><text:span text:style-name="T4"> </text:span><text:span text:style-name="T4">adequadamente</text:span></text:p>
          </table:table-cell>
        </table:table-row>
        <table:table-row>
          <table:table-cell table:style-name="Tabela5.A1" office:value-type="string">
            <text:p text:style-name="P21">Coleta</text:p>
          </table:table-cell>
          <table:table-cell table:style-name="Tabela5.A1" office:value-type="string">
            <text:p text:style-name="P18"><text:span text:style-name="T4">Estas</text:span><text:span text:style-name="T4"> </text:span><text:span text:style-name="T4">informações</text:span><text:span text:style-name="T4"> </text:span><text:span text:style-name="T4">poderão</text:span><text:span text:style-name="T4"> </text:span><text:span text:style-name="T4">ser</text:span><text:span text:style-name="T4"> </text:span><text:span text:style-name="T4">coletadas</text:span><text:span text:style-name="T4"> </text:span><text:span text:style-name="T4">através</text:span><text:span text:style-name="T4"> </text:span><text:span text:style-name="T4">do</text:span><text:span text:style-name="T4"> </text:span><text:span text:style-name="T4">relatório</text:span><text:span text:style-name="T4"> </text:span><text:span text:style-name="T4">de</text:span><text:span text:style-name="T4"> </text:span><text:span text:style-name="T4">monitoramento</text:span><text:span text:style-name="T4"> </text:span><text:span text:style-name="T4">que</text:span><text:span text:style-name="T4"> </text:span><text:span text:style-name="T4">relatará</text:span><text:span text:style-name="T4"> </text:span><text:span text:style-name="T4">se</text:span><text:span text:style-name="T4"> </text:span><text:span text:style-name="T4">haverá</text:span><text:span text:style-name="T4"> </text:span><text:span text:style-name="T4">necessidade</text:span><text:span text:style-name="T4"> </text:span><text:span text:style-name="T4">replanejamento</text:span><text:span text:style-name="T4"> </text:span><text:span text:style-name="T4">dentro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5.A1" office:value-type="string">
            <text:p text:style-name="P21">Análise</text:p>
          </table:table-cell>
          <table:table-cell table:style-name="Tabela5.A1" office:value-type="string">
            <text:p text:style-name="P18"><text:span text:style-name="T4">Baixo</text:span><text:span text:style-name="T4"> - 1 </text:span><text:span text:style-name="T4">a</text:span><text:span text:style-name="T4"> 3 </text:span><text:span text:style-name="T4">replanejamentos</text:span></text:p>
            <text:p text:style-name="P18"><text:span text:style-name="T4">Médio</text:span><text:span text:style-name="T4"> - 4 </text:span><text:span text:style-name="T4">a</text:span><text:span text:style-name="T4"> 6 </text:span><text:span text:style-name="T4">replanejamentos</text:span></text:p>
            <text:p text:style-name="P18"><text:span text:style-name="T4">Alto</text:span><text:span text:style-name="T4"> - </text:span><text:span text:style-name="T4">Acima</text:span><text:span text:style-name="T4"> </text:span><text:span text:style-name="T4">de</text:span><text:span text:style-name="T4"> 7 </text:span><text:span text:style-name="T4">replanejamentos</text:span></text:p>
          </table:table-cell>
        </table:table-row>
      </table:table>
      <text:p text:style-name="P7"/>
      <text:list xml:id="list37739411" text:continue-numbering="true" text:style-name="LS1">
        <text:list-item>
          <text:p text:style-name="P32">Comunicações</text:p>
        </text:list-item>
      </text:list>
      <text:p text:style-name="P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1">Comunicação</text:p>
          </table:table-cell>
          <table:table-cell table:style-name="Tabela6.A1" office:value-type="string">
            <text:p text:style-name="P19"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definido</text:span></text:p>
          </table:table-cell>
        </table:table-row>
        <table:table-row>
          <table:table-cell table:style-name="Tabela6.A1" office:value-type="string">
            <text:p text:style-name="P21">Emissor</text:p>
          </table:table-cell>
          <table:table-cell table:style-name="Tabela6.A1" office:value-type="string">
            <text:p text:style-name="P19"><text:span text:style-name="T4">Gerente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6.A1" office:value-type="string">
            <text:p text:style-name="P21">Receptores</text:p>
          </table:table-cell>
          <table:table-cell table:style-name="Tabela6.A1" office:value-type="string">
            <text:p text:style-name="P18"><text:span text:style-name="T4">Representantes</text:span><text:span text:style-name="T4"> </text:span><text:span text:style-name="T4">do</text:span><text:span text:style-name="T4"> </text:span><text:span text:style-name="T4">cliente</text:span><text:span text:style-name="T4">, </text:span><text:span text:style-name="T4">Equipe</text:span><text:span text:style-name="T4"> </text:span><text:span text:style-name="T4">de</text:span><text:span text:style-name="T4"> </text:span><text:span text:style-name="T4">Desenvolvimento</text:span></text:p>
          </table:table-cell>
        </table:table-row>
        <table:table-row>
          <table:table-cell table:style-name="Tabela6.A1" office:value-type="string">
            <text:p text:style-name="P21">Mensagem</text:p>
          </table:table-cell>
          <table:table-cell table:style-name="Tabela6.A1" office:value-type="string">
            <text:p text:style-name="P18"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foi</text:span><text:span text:style-name="T4"> </text:span><text:span text:style-name="T4">definido</text:span><text:span text:style-name="T4"> </text:span><text:span text:style-name="T4">e</text:span><text:span text:style-name="T4"> </text:span><text:span text:style-name="T4">está</text:span><text:span text:style-name="T4"> </text:span><text:span text:style-name="T4">pronto</text:span><text:span text:style-name="T4"> </text:span><text:span text:style-name="T4">para</text:span><text:span text:style-name="T4"> </text:span><text:span text:style-name="T4">ser</text:span><text:span text:style-name="T4"> </text:span><text:span text:style-name="T4">avaliado</text:span></text:p>
          </table:table-cell>
        </table:table-row>
        <table:table-row>
          <table:table-cell table:style-name="Tabela6.A1" office:value-type="string">
            <text:p text:style-name="P18"><text:span text:style-name="T4">Meio</text:span><text:span text:style-name="T4"> </text:span><text:span text:style-name="T4">de</text:span><text:span text:style-name="T4"> </text:span><text:span text:style-name="T4">Comunicação</text:span></text:p>
          </table:table-cell>
          <table:table-cell table:style-name="Tabela6.A1" office:value-type="string">
            <text:p text:style-name="P21">Email</text:p>
          </table:table-cell>
        </table:table-row>
        <table:table-row>
          <table:table-cell table:style-name="Tabela6.A1" office:value-type="string">
            <text:p text:style-name="P21">Quando</text:p>
          </table:table-cell>
          <table:table-cell table:style-name="Tabela6.A1" office:value-type="string">
            <text:p text:style-name="P18"><text:span text:style-name="T4">No</text:span><text:span text:style-name="T4"> </text:span><text:span text:style-name="T4">final</text:span><text:span text:style-name="T4"> </text:span><text:span text:style-name="T4">da</text:span><text:span text:style-name="T4"> </text:span><text:span text:style-name="T4">definição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</table:table-cell>
        </table:table-row>
      </table:table>
      <text:p text:style-name="P7"><text:soft-page-break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1">Comunicação</text:p>
          </table:table-cell>
          <table:table-cell table:style-name="Tabela7.A1" office:value-type="string">
            <text:p text:style-name="P19"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replanejado</text:span></text:p>
          </table:table-cell>
        </table:table-row>
        <table:table-row>
          <table:table-cell table:style-name="Tabela7.A1" office:value-type="string">
            <text:p text:style-name="P21">Emissor</text:p>
          </table:table-cell>
          <table:table-cell table:style-name="Tabela7.A1" office:value-type="string">
            <text:p text:style-name="P19"><text:span text:style-name="T4">Gerente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7.A1" office:value-type="string">
            <text:p text:style-name="P21">Receptores</text:p>
          </table:table-cell>
          <table:table-cell table:style-name="Tabela7.A1" office:value-type="string">
            <text:p text:style-name="P18"><text:span text:style-name="T4">Representantes</text:span><text:span text:style-name="T4"> </text:span><text:span text:style-name="T4">do</text:span><text:span text:style-name="T4"> </text:span><text:span text:style-name="T4">cliente</text:span><text:span text:style-name="T4">, </text:span><text:span text:style-name="T4">Equipe</text:span><text:span text:style-name="T4"> </text:span><text:span text:style-name="T4">de</text:span><text:span text:style-name="T4"> </text:span><text:span text:style-name="T4">Desenvolvimento</text:span></text:p>
          </table:table-cell>
        </table:table-row>
        <table:table-row>
          <table:table-cell table:style-name="Tabela7.A1" office:value-type="string">
            <text:p text:style-name="P21">Mensagem</text:p>
          </table:table-cell>
          <table:table-cell table:style-name="Tabela7.A1" office:value-type="string">
            <text:p text:style-name="P18"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sofreu</text:span><text:span text:style-name="T4"> </text:span><text:span text:style-name="T4">algumo</text:span><text:span text:style-name="T4"> </text:span><text:span text:style-name="T4">modificação</text:span><text:span text:style-name="T4">. </text:span><text:span text:style-name="T4">Enviar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atualizado</text:span></text:p>
          </table:table-cell>
        </table:table-row>
        <table:table-row>
          <table:table-cell table:style-name="Tabela7.A1" office:value-type="string">
            <text:p text:style-name="P18"><text:span text:style-name="T4">Meio</text:span><text:span text:style-name="T4"> </text:span><text:span text:style-name="T4">de</text:span><text:span text:style-name="T4"> </text:span><text:span text:style-name="T4">Comunicação</text:span></text:p>
          </table:table-cell>
          <table:table-cell table:style-name="Tabela7.A1" office:value-type="string">
            <text:p text:style-name="P21">Email</text:p>
          </table:table-cell>
        </table:table-row>
        <table:table-row>
          <table:table-cell table:style-name="Tabela7.A1" office:value-type="string">
            <text:p text:style-name="P21">Quando</text:p>
          </table:table-cell>
          <table:table-cell table:style-name="Tabela7.A1" office:value-type="string">
            <text:p text:style-name="P18"><text:span text:style-name="T4">No</text:span><text:span text:style-name="T4"> </text:span><text:span text:style-name="T4">momento</text:span><text:span text:style-name="T4"> </text:span><text:span text:style-name="T4">em</text:span><text:span text:style-name="T4"> </text:span><text:span text:style-name="T4">que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sofrer</text:span><text:span text:style-name="T4"> </text:span><text:span text:style-name="T4">a</text:span><text:span text:style-name="T4"> </text:span><text:span text:style-name="T4">alteração</text:span><text:span text:style-name="T4"> </text:span><text:span text:style-name="T4">referente</text:span><text:span text:style-name="T4"> </text:span><text:span text:style-name="T4">ao</text:span><text:span text:style-name="T4"> </text:span><text:span text:style-name="T4">replanejamento</text:span></text:p>
          </table:table-cell>
        </table:table-row>
      </table:table>
      <text:p text:style-name="P1"/>
      <text:list xml:id="list37729138" text:continue-numbering="true" text:style-name="LS1">
        <text:list-item>
          <text:p text:style-name="P34"><text:span text:style-name="T2">Macro</text:span><text:span text:style-name="T2"> </text:span><text:span text:style-name="T2">Fluxo</text:span></text:p>
        </text:list-item>
      </text:list>
      <text:p text:style-name="P3"/>
      <text:p text:style-name="P43"><text:span text:style-name="T8"><text:tab/></text:span><text:span text:style-name="T7">Clique </text:span><text:a xlink:type="simple" xlink:href="../Macro%20Fluxos/Macro%20Fluxo%20-%20Gerência%20de%20Projeto.png" text:style-name="Internet_20_link" text:visited-style-name="Visited_20_Internet_20_Link">aqui</text:a><text:span text:style-name="T7"> para abrir a imagem do macro fluxo.</text:span></text:p>
      <text:p text:style-name="P12"/>
      <text:list xml:id="list37715953" text:continue-numbering="true" text:style-name="LS1">
        <text:list-item>
          <text:p text:style-name="P32">Atividades</text:p>
        </text:list-item>
      </text:list>
      <text:p text:style-name="P2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1">Atividade</text:p>
          </table:table-cell>
          <table:table-cell table:style-name="Tabela8.A1" office:value-type="string">
            <text:p text:style-name="P18"><text:span text:style-name="T4">Definir</text:span><text:span text:style-name="T4"> </text:span><text:span text:style-name="T4">o</text:span><text:span text:style-name="T4"> </text:span><text:span text:style-name="T4">Plano</text:span><text:span text:style-name="T4"> </text:span><text:span text:style-name="T4">do</text:span><text:span text:style-name="T4"> </text:span><text:span text:style-name="T4">Projeto</text:span></text:p>
          </table:table-cell>
        </table:table-row>
        <table:table-row>
          <table:table-cell table:style-name="Tabela8.A1" table:number-rows-spanned="4" office:value-type="string">
            <text:p text:style-name="P23">Responsabilidades</text:p>
          </table:table-cell>
          <table:table-cell table:style-name="Tabela8.A1" office:value-type="string">
            <text:p text:style-name="P18"><text:span text:style-name="T5">Realização</text:span><text:span text:style-name="T5">:</text:span><text:span text:style-name="T4"> </text:span><text:span text:style-name="T4">Gerente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covered-table-cell/>
          <table:table-cell table:style-name="Tabela8.A1" office:value-type="string">
            <text:p text:style-name="P18"><text:span text:style-name="T5">Aprovação</text:span><text:span text:style-name="T5">:</text:span><text:span text:style-name="T4"> </text:span><text:span text:style-name="T4">Equipe</text:span><text:span text:style-name="T4"> </text:span><text:span text:style-name="T4">de</text:span><text:span text:style-name="T4"> </text:span><text:span text:style-name="T4">Desenvolvimento</text:span><text:span text:style-name="T4">, </text:span><text:span text:style-name="T4">Representante</text:span><text:span text:style-name="T4"> </text:span><text:span text:style-name="T4">do</text:span><text:span text:style-name="T4"> </text:span><text:span text:style-name="T4">Cliente</text:span></text:p>
          </table:table-cell>
        </table:table-row>
        <table:table-row>
          <table:covered-table-cell/>
          <table:table-cell table:style-name="Tabela8.A1" office:value-type="string">
            <text:p text:style-name="P18"><text:span text:style-name="T5">Colaboração</text:span><text:span text:style-name="T5">:</text:span><text:span text:style-name="T4"> </text:span><text:span text:style-name="T4">Equipe</text:span><text:span text:style-name="T4"> </text:span><text:span text:style-name="T4">de</text:span><text:span text:style-name="T4"> </text:span><text:span text:style-name="T4">Desenvolvimento</text:span></text:p>
          </table:table-cell>
        </table:table-row>
        <table:table-row>
          <table:covered-table-cell/>
          <table:table-cell table:style-name="Tabela8.A1" office:value-type="string">
            <text:p text:style-name="P18"><text:span text:style-name="T5">Informação</text:span><text:span text:style-name="T5">:</text:span><text:span text:style-name="T4"> </text:span><text:span text:style-name="T4">Equipe</text:span><text:span text:style-name="T4"> </text:span><text:span text:style-name="T4">de</text:span><text:span text:style-name="T4"> </text:span><text:span text:style-name="T4">Desenvolvimento</text:span><text:span text:style-name="T4">, </text:span><text:span text:style-name="T4">Representante</text:span><text:span text:style-name="T4"> </text:span><text:span text:style-name="T4">do</text:span><text:span text:style-name="T4"> </text:span><text:span text:style-name="T4">Cliente</text:span></text:p>
          </table:table-cell>
        </table:table-row>
        <table:table-row>
          <table:table-cell table:style-name="Tabela8.A1" table:number-rows-spanned="11" office:value-type="string">
            <text:p text:style-name="P21">Tarefas</text:p>
          </table:table-cell>
          <table:table-cell table:style-name="Tabela8.A1" office:value-type="string">
            <text:p text:style-name="P29"><text:span text:style-name="T5">1.</text:span><text:span text:style-name="T4"> </text:span><text:span text:style-name="T4">Definir</text:span><text:span text:style-name="T4"> </text:span><text:span text:style-name="T4">o</text:span><text:span text:style-name="T4"> </text:span><text:span text:style-name="T4">escopo</text:span><text:span text:style-name="T4"> </text:span><text:span text:style-name="T4">do</text:span><text:span text:style-name="T4"> </text:span><text:span text:style-name="T4">projeto</text:span><text:span text:style-name="T4">. </text:span><text:span text:style-name="T4">Esta</text:span><text:span text:style-name="T4"> </text:span><text:span text:style-name="T4">tarefa</text:span><text:span text:style-name="T4"> </text:span><text:span text:style-name="T4">será</text:span><text:span text:style-name="T4"> </text:span><text:span text:style-name="T4">executada</text:span><text:span text:style-name="T4"> </text:span><text:span text:style-name="T4">seguindo</text:span><text:span text:style-name="T4"> </text:span><text:span text:style-name="T4">este</text:span><text:span text:style-name="T4"> </text:span><text:span text:style-name="T4">procedimento</text:span><text:span text:style-name="T4">:</text:span><text:span text:style-name="T9"> </text:span><text:a xlink:type="simple" xlink:href="#h.d43rd7rb86f2" text:style-name="Internet_20_link" text:visited-style-name="Visited_20_Internet_20_Link"><text:span text:style-name="T10">Construção</text:span></text:a><text:a xlink:type="simple" xlink:href="#h.d43rd7rb86f2" text:style-name="Internet_20_link" text:visited-style-name="Visited_20_Internet_20_Link"><text:span text:style-name="T10"> </text:span></text:a><text:a xlink:type="simple" xlink:href="#h.d43rd7rb86f2" text:style-name="Internet_20_link" text:visited-style-name="Visited_20_Internet_20_Link"><text:span text:style-name="T10">da</text:span></text:a><text:a xlink:type="simple" xlink:href="#h.d43rd7rb86f2" text:style-name="Internet_20_link" text:visited-style-name="Visited_20_Internet_20_Link"><text:span text:style-name="T10"> </text:span></text:a><text:a xlink:type="simple" xlink:href="#h.d43rd7rb86f2" text:style-name="Internet_20_link" text:visited-style-name="Visited_20_Internet_20_Link"><text:span text:style-name="T10">EAP</text:span></text:a></text:p>
          </table:table-cell>
        </table:table-row>
        <table:table-row>
          <table:covered-table-cell/>
          <table:table-cell table:style-name="Tabela8.A1" office:value-type="string">
            <text:p text:style-name="P29"><text:span text:style-name="T5">2.</text:span><text:span text:style-name="T4"> </text:span><text:span text:style-name="T4">Definir</text:span><text:span text:style-name="T4"> </text:span><text:span text:style-name="T4">o</text:span><text:span text:style-name="T4"> </text:span><text:span text:style-name="T4">ciclo</text:span><text:span text:style-name="T4"> </text:span><text:span text:style-name="T4">de</text:span><text:span text:style-name="T4"> </text:span><text:span text:style-name="T4">vida</text:span><text:span text:style-name="T4"> </text:span><text:span text:style-name="T4">a</text:span><text:span text:style-name="T4"> </text:span><text:span text:style-name="T4">ser</text:span><text:span text:style-name="T4"> </text:span><text:span text:style-name="T4">utilizado</text:span><text:span text:style-name="T4">.</text:span></text:p>
          </table:table-cell>
        </table:table-row>
        <table:table-row>
          <table:covered-table-cell/>
          <table:table-cell table:style-name="Tabela8.A1" office:value-type="string">
            <text:p text:style-name="P29"><text:span text:style-name="T5">3.</text:span><text:span text:style-name="T4"> </text:span><text:span text:style-name="T4">Definir</text:span><text:span text:style-name="T4"> </text:span><text:span text:style-name="T4">o</text:span><text:span text:style-name="T4"> </text:span><text:span text:style-name="T4">cronograma</text:span><text:span text:style-name="T4"> </text:span><text:span text:style-name="T4">do</text:span><text:span text:style-name="T4"> </text:span><text:span text:style-name="T4">projeto</text:span><text:span text:style-name="T4"> </text:span><text:span text:style-name="T4">baseado</text:span><text:span text:style-name="T4"> </text:span><text:span text:style-name="T4">no</text:span><text:span text:style-name="T4"> </text:span><text:span text:style-name="T4">ciclo</text:span><text:span text:style-name="T4"> </text:span><text:span text:style-name="T4">de</text:span><text:span text:style-name="T4"> </text:span><text:span text:style-name="T4">vida</text:span><text:span text:style-name="T4"> </text:span><text:span text:style-name="T4">definido</text:span><text:span text:style-name="T4">.</text:span></text:p>
          </table:table-cell>
        </table:table-row>
        <table:table-row>
          <table:covered-table-cell/>
          <table:table-cell table:style-name="Tabela8.A1" office:value-type="string">
            <text:p text:style-name="P29"><text:span text:style-name="T5">4.</text:span><text:span text:style-name="T4"> </text:span><text:span text:style-name="T4">Definir</text:span><text:span text:style-name="T4"> </text:span><text:span text:style-name="T4">quais</text:span><text:span text:style-name="T4"> </text:span><text:span text:style-name="T4">atividades</text:span><text:span text:style-name="T4"> </text:span><text:span text:style-name="T4">serão</text:span><text:span text:style-name="T4"> </text:span><text:span text:style-name="T4">realizadas</text:span><text:span text:style-name="T4"> </text:span><text:span text:style-name="T4">em</text:span><text:span text:style-name="T4"> </text:span><text:span text:style-name="T4">cada</text:span><text:span text:style-name="T4"> </text:span><text:span text:style-name="T4">etapa</text:span><text:span text:style-name="T4"> </text:span><text:span text:style-name="T4">do</text:span><text:span text:style-name="T4"> </text:span><text:span text:style-name="T4">ciclo</text:span><text:span text:style-name="T4"> </text:span><text:span text:style-name="T4">de</text:span><text:span text:style-name="T4"> </text:span><text:span text:style-name="T4">vida</text:span><text:span text:style-name="T4">. </text:span><text:span text:style-name="T4">Esta</text:span><text:span text:style-name="T4"> </text:span><text:span text:style-name="T4">tarefa</text:span><text:span text:style-name="T4"> </text:span><text:span text:style-name="T4">será</text:span><text:span text:style-name="T4"> </text:span><text:span text:style-name="T4">executada</text:span><text:span text:style-name="T4"> </text:span><text:span text:style-name="T4">seguindo</text:span><text:span text:style-name="T4"> </text:span><text:span text:style-name="T4">este</text:span><text:span text:style-name="T4"> </text:span><text:span text:style-name="T4">procedimento</text:span><text:span text:style-name="T4">:</text:span><text:span text:style-name="T9"> </text:span><text:a xlink:type="simple" xlink:href="#h.d43rd7rb86f2" text:style-name="Internet_20_link" text:visited-style-name="Visited_20_Internet_20_Link"><text:span text:style-name="T10">Construção</text:span></text:a><text:a xlink:type="simple" xlink:href="#h.d43rd7rb86f2" text:style-name="Internet_20_link" text:visited-style-name="Visited_20_Internet_20_Link"><text:span text:style-name="T10"> </text:span></text:a><text:a xlink:type="simple" xlink:href="#h.d43rd7rb86f2" text:style-name="Internet_20_link" text:visited-style-name="Visited_20_Internet_20_Link"><text:span text:style-name="T10">da</text:span></text:a><text:a xlink:type="simple" xlink:href="#h.d43rd7rb86f2" text:style-name="Internet_20_link" text:visited-style-name="Visited_20_Internet_20_Link"><text:span text:style-name="T10"> </text:span></text:a><text:a xlink:type="simple" xlink:href="#h.d43rd7rb86f2" text:style-name="Internet_20_link" text:visited-style-name="Visited_20_Internet_20_Link"><text:span text:style-name="T10">EAP</text:span></text:a></text:p>
          </table:table-cell>
        </table:table-row>
        <table:table-row>
          <table:covered-table-cell/>
          <table:table-cell table:style-name="Tabela8.A1" office:value-type="string">
            <text:p text:style-name="P29"><text:span text:style-name="T5">5.</text:span><text:span text:style-name="T4"> </text:span><text:span text:style-name="T4">Definir</text:span><text:span text:style-name="T4"> </text:span><text:span text:style-name="T4">os</text:span><text:span text:style-name="T4"> </text:span><text:span text:style-name="T4">marcos</text:span><text:span text:style-name="T4"> </text:span><text:span text:style-name="T4">do</text:span><text:span text:style-name="T4"> </text:span><text:span text:style-name="T4">projeto</text:span><text:span text:style-name="T4">.</text:span></text:p>
          </table:table-cell>
        </table:table-row>
        <table:table-row>
          <table:covered-table-cell/>
          <table:table-cell table:style-name="Tabela8.A1" office:value-type="string">
            <text:p text:style-name="P29"><text:span text:style-name="T5">6.</text:span><text:span text:style-name="T4"> </text:span><text:span text:style-name="T4">Identificar</text:span><text:span text:style-name="T4"> </text:span><text:span text:style-name="T4">os</text:span><text:span text:style-name="T4"> </text:span><text:span text:style-name="T4">riscos</text:span><text:span text:style-name="T4"> </text:span><text:span text:style-name="T4">do</text:span><text:span text:style-name="T4"> </text:span><text:span text:style-name="T4">projeto</text:span><text:span text:style-name="T4">. </text:span><text:span text:style-name="T4">Esta</text:span><text:span text:style-name="T4"> </text:span><text:span text:style-name="T4">tarefa</text:span><text:span text:style-name="T4"> </text:span><text:span text:style-name="T4">será</text:span><text:span text:style-name="T4"> </text:span><text:span text:style-name="T4">executada</text:span><text:span text:style-name="T4"> </text:span><text:span text:style-name="T4">seguindo</text:span><text:span text:style-name="T4"> </text:span><text:span text:style-name="T4">este</text:span><text:span text:style-name="T4"> </text:span><text:span text:style-name="T4">procedimento</text:span><text:span text:style-name="T4">:</text:span><text:span text:style-name="T9"> </text:span><text:a xlink:type="simple" xlink:href="#h.psnuq3niino0" text:style-name="Internet_20_link" text:visited-style-name="Visited_20_Internet_20_Link"><text:span text:style-name="T10">Identificar</text:span></text:a><text:a xlink:type="simple" xlink:href="#h.psnuq3niino0" text:style-name="Internet_20_link" text:visited-style-name="Visited_20_Internet_20_Link"><text:span text:style-name="T10"> </text:span></text:a><text:a xlink:type="simple" xlink:href="#h.psnuq3niino0" text:style-name="Internet_20_link" text:visited-style-name="Visited_20_Internet_20_Link"><text:span text:style-name="T10">riscos</text:span></text:a></text:p>
          </table:table-cell>
        </table:table-row>
        <table:table-row>
          <table:covered-table-cell/>
          <table:table-cell table:style-name="Tabela8.A1" office:value-type="string">
            <text:p text:style-name="P29"><text:span text:style-name="T5">7.</text:span><text:span text:style-name="T4"> </text:span><text:span text:style-name="T4">Definir</text:span><text:span text:style-name="T4"> </text:span><text:span text:style-name="T4">os</text:span><text:span text:style-name="T4"> </text:span><text:span text:style-name="T4">papéis</text:span><text:span text:style-name="T4"> </text:span><text:span text:style-name="T4">necessários</text:span><text:span text:style-name="T4"> </text:span><text:span text:style-name="T4">para</text:span><text:span text:style-name="T4"> </text:span><text:span text:style-name="T4">a</text:span><text:span text:style-name="T4"> </text:span><text:span text:style-name="T4">execução</text:span><text:span text:style-name="T4"> </text:span><text:span text:style-name="T4">do</text:span><text:span text:style-name="T4"> </text:span><text:span text:style-name="T4">projeto</text:span><text:span text:style-name="T4"> (</text:span><text:span text:style-name="T4">planejamento</text:span><text:span text:style-name="T4"> </text:span><text:span text:style-name="T4">de</text:span><text:span text:style-name="T4"> </text:span><text:span text:style-name="T4">recursos</text:span><text:span text:style-name="T4"> </text:span><text:span text:style-name="T4">humanos</text:span><text:span text:style-name="T4">). </text:span><text:span text:style-name="T4">Esta</text:span><text:span text:style-name="T4"> </text:span><text:span text:style-name="T4">tarefa</text:span><text:span text:style-name="T4"> </text:span><text:span text:style-name="T4">deverá</text:span><text:span text:style-name="T4"> </text:span><text:span text:style-name="T4">ser</text:span><text:span text:style-name="T4"> </text:span><text:span text:style-name="T4">executada</text:span><text:span text:style-name="T4"> </text:span><text:span text:style-name="T4">seguindo</text:span><text:span text:style-name="T4"> </text:span><text:span text:style-name="T4">o</text:span><text:span text:style-name="T4"> </text:span><text:span text:style-name="T4">seguinte</text:span><text:span text:style-name="T4"> </text:span><text:span text:style-name="T4">procedimento</text:span><text:span text:style-name="T4">:</text:span><text:span text:style-name="T9"> </text:span><text:a xlink:type="simple" xlink:href="#h.s27pznbpjscj" text:style-name="Internet_20_link" text:visited-style-name="Visited_20_Internet_20_Link"><text:span text:style-name="T10">Planejamento</text:span></text:a><text:a xlink:type="simple" xlink:href="#h.s27pznbpjscj" text:style-name="Internet_20_link" text:visited-style-name="Visited_20_Internet_20_Link"><text:span text:style-name="T10"> </text:span></text:a><text:a xlink:type="simple" xlink:href="#h.s27pznbpjscj" text:style-name="Internet_20_link" text:visited-style-name="Visited_20_Internet_20_Link"><text:span text:style-name="T10">de</text:span></text:a><text:a xlink:type="simple" xlink:href="#h.s27pznbpjscj" text:style-name="Internet_20_link" text:visited-style-name="Visited_20_Internet_20_Link"><text:span text:style-name="T10"> </text:span></text:a><text:a xlink:type="simple" xlink:href="#h.s27pznbpjscj" text:style-name="Internet_20_link" text:visited-style-name="Visited_20_Internet_20_Link"><text:span text:style-name="T10">Recursos</text:span></text:a><text:a xlink:type="simple" xlink:href="#h.s27pznbpjscj" text:style-name="Internet_20_link" text:visited-style-name="Visited_20_Internet_20_Link"><text:span text:style-name="T10"> </text:span></text:a><text:a xlink:type="simple" xlink:href="#h.s27pznbpjscj" text:style-name="Internet_20_link" text:visited-style-name="Visited_20_Internet_20_Link"><text:span text:style-name="T10">Humanos</text:span></text:a></text:p>
          </table:table-cell>
        </table:table-row>
        <table:table-row>
          <table:covered-table-cell/>
          <table:table-cell table:style-name="Tabela8.A1" office:value-type="string">
            <text:p text:style-name="P29"><text:span text:style-name="T5">8.</text:span><text:span text:style-name="T4"> </text:span><text:span text:style-name="T4">Definir</text:span><text:span text:style-name="T4"> </text:span><text:span text:style-name="T4">quais</text:span><text:span text:style-name="T4"> </text:span><text:span text:style-name="T4">serão</text:span><text:span text:style-name="T4"> </text:span><text:span text:style-name="T4">os</text:span><text:span text:style-name="T4"> </text:span><text:span text:style-name="T4">recursos</text:span><text:span text:style-name="T4"> </text:span><text:span text:style-name="T4">e</text:span><text:span text:style-name="T4"> </text:span><text:span text:style-name="T4">qual</text:span><text:span text:style-name="T4"> </text:span><text:span text:style-name="T4">será</text:span><text:span text:style-name="T4"> </text:span><text:span text:style-name="T4">o</text:span><text:span text:style-name="T4"> </text:span><text:span text:style-name="T4">ambiente</text:span><text:span text:style-name="T4"> </text:span><text:span text:style-name="T4">de</text:span><text:span text:style-name="T4"> </text:span><text:span text:style-name="T4">trabalho</text:span><text:span text:style-name="T4"> </text:span><text:span text:style-name="T4">utilizado</text:span><text:span text:style-name="T4"> </text:span><text:span text:style-name="T4">durante</text:span><text:span text:style-name="T4"> </text:span><text:span text:style-name="T4">o</text:span><text:span text:style-name="T4"> </text:span><text:span text:style-name="T4">projeto</text:span><text:span text:style-name="T4">.</text:span></text:p>
          </table:table-cell>
        </table:table-row>
        <table:table-row>
          <table:covered-table-cell/>
          <table:table-cell table:style-name="Tabela8.A1" office:value-type="string">
            <text:p text:style-name="P29"><text:span text:style-name="T5">9. <text:s/></text:span><text:span text:style-name="T4">Identificar</text:span><text:span text:style-name="T4"> </text:span><text:span text:style-name="T4">e</text:span><text:span text:style-name="T4"> </text:span><text:span text:style-name="T4">planejar</text:span><text:span text:style-name="T4"> </text:span><text:span text:style-name="T4">os</text:span><text:span text:style-name="T4"> </text:span><text:span text:style-name="T4">dados</text:span><text:span text:style-name="T4"> </text:span><text:span text:style-name="T4">relevantes</text:span><text:span text:style-name="T4"> </text:span><text:span text:style-name="T4">para</text:span><text:span text:style-name="T4"> </text:span><text:span text:style-name="T4">o</text:span><text:span text:style-name="T4"> </text:span><text:span text:style-name="T4">projeto</text:span><text:span text:style-name="T4">.</text:span></text:p>
          </table:table-cell>
        </table:table-row>
        <table:table-row>
          <table:covered-table-cell/>
          <table:table-cell table:style-name="Tabela8.B15" office:value-type="string">
            <text:p text:style-name="P30">10. <text:span text:style-name="T13">Definir as comunicações do projeto seguindo o template de Plano de Comunicação.</text:span></text:p>
          </table:table-cell>
        </table:table-row>
        <table:table-row>
          <table:covered-table-cell/>
          <table:table-cell table:style-name="Tabela8.A1" office:value-type="string">
            <text:p text:style-name="P29"><text:span text:style-name="T5">11.</text:span><text:span text:style-name="T4"> Realizar o estudo de viabilidade do projeto.</text:span></text:p>
          </table:table-cell>
        </table:table-row>
        <text:soft-page-break/>
        <table:table-row>
          <table:table-cell table:style-name="Tabela8.A1" office:value-type="string">
            <text:p text:style-name="P24"><text:span text:style-name="T6">Pré</text:span><text:span text:style-name="T6">-</text:span><text:span text:style-name="T6">Condições</text:span></text:p>
          </table:table-cell>
          <table:table-cell table:style-name="Tabela8.A1" office:value-type="string">
            <text:p text:style-name="P18"><text:span text:style-name="T4">Requisitos</text:span><text:span text:style-name="T4"> </text:span><text:span text:style-name="T4">iniciais</text:span><text:span text:style-name="T4"> </text:span><text:span text:style-name="T4">do</text:span><text:span text:style-name="T4"> </text:span><text:span text:style-name="T4">projeto</text:span><text:span text:style-name="T4"> </text:span><text:span text:style-name="T4">obtidos</text:span><text:span text:style-name="T4">.</text:span></text:p>
          </table:table-cell>
        </table:table-row>
        <table:table-row>
          <table:table-cell table:style-name="Tabela8.A1" office:value-type="string">
            <text:p text:style-name="P21">Entradas</text:p>
          </table:table-cell>
          <table:table-cell table:style-name="Tabela8.A1" office:value-type="string">
            <text:p text:style-name="P18"><text:a xlink:type="simple" xlink:href="../Templates/Gerência%20de%20Projeto/%5BTEMPLATE%5D%20Plano%20de%20projeto.odt" text:style-name="Internet_20_link" text:visited-style-name="Visited_20_Internet_20_Link"><text:span text:style-name="T10">Template do Plano de Projeto</text:span></text:a></text:p>
            <text:p text:style-name="P18"><text:a xlink:type="simple" xlink:href="../Templates/Gerência%20de%20Projeto/%5BTEMPLATE%5D%20Planilha%20de%20gerenciamento%20dos%20riscos.xlsx" text:style-name="Internet_20_link" text:visited-style-name="Visited_20_Internet_20_Link"><text:span text:style-name="T10">Template da Planilha de Gerenciamento de Riscos</text:span></text:a></text:p>
            <text:p text:style-name="P25"><text:a xlink:type="simple" xlink:href="../Templates/Gerência%20de%20Projeto/%5BTEMPLATE%5D%20Plano%20de%20Comunicação.odt" text:style-name="Internet_20_link" text:visited-style-name="Visited_20_Internet_20_Link"><text:span text:style-name="T10">Template para o plano de Comunicação</text:span></text:a></text:p>
          </table:table-cell>
        </table:table-row>
        <table:table-row>
          <table:table-cell table:style-name="Tabela8.A1" office:value-type="string">
            <text:p text:style-name="P24"><text:span text:style-name="T6">Critérios</text:span><text:span text:style-name="T6"> </text:span><text:span text:style-name="T6">de</text:span><text:span text:style-name="T6"> </text:span><text:span text:style-name="T6">Saída</text:span></text:p>
          </table:table-cell>
          <table:table-cell table:style-name="Tabela8.A1" office:value-type="string">
            <text:p text:style-name="P21">Plano de Projeto aprovado pelos interessados</text:p>
          </table:table-cell>
        </table:table-row>
        <table:table-row>
          <table:table-cell table:style-name="Tabela8.A1" office:value-type="string">
            <text:p text:style-name="P21">Produtos</text:p>
          </table:table-cell>
          <table:table-cell table:style-name="Tabela8.A1" office:value-type="string">
            <text:p text:style-name="P18"><text:span text:style-name="T4">Plano</text:span><text:span text:style-name="T4"> </text:span><text:span text:style-name="T4">de</text:span><text:span text:style-name="T4"> </text:span><text:span text:style-name="T4">Projeto</text:span></text:p>
            <text:p text:style-name="P18"><text:span text:style-name="T4">Planilha</text:span><text:span text:style-name="T4"> </text:span><text:span text:style-name="T4">de</text:span><text:span text:style-name="T4"> </text:span><text:span text:style-name="T4">Gerenciamento</text:span><text:span text:style-name="T4"> </text:span><text:span text:style-name="T4">de</text:span><text:span text:style-name="T4"> </text:span><text:span text:style-name="T4">Riscos</text:span></text:p>
          </table:table-cell>
        </table:table-row>
        <table:table-row>
          <table:table-cell table:style-name="Tabela8.A1" office:value-type="string">
            <text:p text:style-name="P21">Ferramentas</text:p>
          </table:table-cell>
          <table:table-cell table:style-name="Tabela8.A1" office:value-type="string">
            <text:p text:style-name="P18"><text:span text:style-name="T4">Poderão</text:span><text:span text:style-name="T4"> </text:span><text:span text:style-name="T4">ser</text:span><text:span text:style-name="T4"> </text:span><text:span text:style-name="T4">utilizadas</text:span><text:span text:style-name="T4"> </text:span><text:span text:style-name="T4">ferramentas</text:span><text:span text:style-name="T4"> </text:span><text:span text:style-name="T4">de</text:span><text:span text:style-name="T4"> </text:span><text:span text:style-name="T4">comunicação</text:span><text:span text:style-name="T4"> </text:span><text:span text:style-name="T4">como</text:span><text:span text:style-name="T4"> </text:span><text:span text:style-name="T4">Hangout</text:span><text:span text:style-name="T4">/</text:span><text:span text:style-name="T4">Skype</text:span><text:span text:style-name="T4"> </text:span><text:span text:style-name="T4">para</text:span><text:span text:style-name="T4"> </text:span><text:span text:style-name="T4">reunião</text:span><text:span text:style-name="T4"> </text:span><text:span text:style-name="T4">entre</text:span><text:span text:style-name="T4"> </text:span><text:span text:style-name="T4">os</text:span><text:span text:style-name="T4"> </text:span><text:span text:style-name="T4">interessados</text:span><text:span text:style-name="T4"> </text:span><text:span text:style-name="T4">do</text:span><text:span text:style-name="T4"> </text:span><text:span text:style-name="T4">projeto</text:span><text:span text:style-name="T4">.</text:span></text:p>
            <text:p text:style-name="P18"><text:span text:style-name="T4">Editor</text:span><text:span text:style-name="T4"> </text:span><text:span text:style-name="T4">de</text:span><text:span text:style-name="T4"> </text:span><text:span text:style-name="T4">texto</text:span><text:span text:style-name="T4"> </text:span><text:span text:style-name="T4">como</text:span><text:span text:style-name="T4"> </text:span><text:span text:style-name="T4">OpenOffice</text:span><text:span text:style-name="T4">, </text:span><text:span text:style-name="T4">Microsoft</text:span><text:span text:style-name="T4"> </text:span><text:span text:style-name="T4">Word</text:span><text:span text:style-name="T4">, </text:span><text:span text:style-name="T4">etc</text:span><text:span text:style-name="T4"> </text:span><text:span text:style-name="T4">para</text:span><text:span text:style-name="T4"> </text:span><text:span text:style-name="T4">preenchimento</text:span><text:span text:style-name="T4"> </text:span><text:span text:style-name="T4">do</text:span><text:span text:style-name="T4"> </text:span><text:span text:style-name="T4">documento</text:span><text:span text:style-name="T4">.</text:span></text:p>
            <text:p text:style-name="P18"><text:span text:style-name="T4">Para</text:span><text:span text:style-name="T4"> </text:span><text:span text:style-name="T4">construção</text:span><text:span text:style-name="T4"> </text:span><text:span text:style-name="T4">da</text:span><text:span text:style-name="T4"> </text:span><text:span text:style-name="T4">EAP</text:span><text:span text:style-name="T4"> </text:span><text:span text:style-name="T4">será</text:span><text:span text:style-name="T4"> </text:span><text:span text:style-name="T4">utilizada</text:span><text:span text:style-name="T4"> </text:span><text:span text:style-name="T4">o</text:span><text:span text:style-name="T4"> </text:span><text:span text:style-name="T4">draw</text:span><text:span text:style-name="T4"> </text:span><text:span text:style-name="T4">IO</text:span><text:span text:style-name="T4">, </text:span><text:span text:style-name="T4">ferramenta</text:span><text:span text:style-name="T4"> </text:span><text:span text:style-name="T4">disponibilizada</text:span><text:span text:style-name="T4"> </text:span><text:span text:style-name="T4">pelo</text:span><text:span text:style-name="T4"> </text:span><text:span text:style-name="T4">Google</text:span><text:span text:style-name="T4">.</text:span></text:p>
          </table:table-cell>
        </table:table-row>
      </table:table>
      <text:p text:style-name="P7"/>
      <text:p text:style-name="P2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1">Atividade</text:p>
          </table:table-cell>
          <table:table-cell table:style-name="Tabela9.A1" office:value-type="string">
            <text:p text:style-name="P18"><text:span text:style-name="T4">Monitorar</text:span><text:span text:style-name="T4"> </text:span><text:span text:style-name="T4">planejamento</text:span></text:p>
          </table:table-cell>
        </table:table-row>
        <table:table-row>
          <table:table-cell table:style-name="Tabela9.A1" table:number-rows-spanned="4" office:value-type="string">
            <text:p text:style-name="P23">Responsabilidades</text:p>
          </table:table-cell>
          <table:table-cell table:style-name="Tabela9.A1" office:value-type="string">
            <text:p text:style-name="P18"><text:span text:style-name="T5">Realização</text:span><text:span text:style-name="T5">:</text:span><text:span text:style-name="T4"> </text:span><text:span text:style-name="T4">Gerente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covered-table-cell/>
          <table:table-cell table:style-name="Tabela9.A1" office:value-type="string">
            <text:p text:style-name="P18"><text:span text:style-name="T5">Aprovação</text:span><text:span text:style-name="T5">:</text:span><text:span text:style-name="T9"> </text:span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covered-table-cell/>
          <table:table-cell table:style-name="Tabela9.A1" office:value-type="string">
            <text:p text:style-name="P18"><text:span text:style-name="T5">Colaboração</text:span><text:span text:style-name="T5">:</text:span><text:span text:style-name="T4"> </text:span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covered-table-cell/>
          <table:table-cell table:style-name="Tabela9.A1" office:value-type="string">
            <text:p text:style-name="P18"><text:span text:style-name="T5">Informação</text:span><text:span text:style-name="T5">:</text:span><text:span text:style-name="T4"> </text:span><text:span text:style-name="T4">Equipe</text:span><text:span text:style-name="T4"> </text:span><text:span text:style-name="T4">de</text:span><text:span text:style-name="T4"> </text:span><text:span text:style-name="T4">Desenvolvimento</text:span><text:span text:style-name="T4">, </text:span><text:span text:style-name="T4">Representante</text:span><text:span text:style-name="T4"> </text:span><text:span text:style-name="T4">do</text:span><text:span text:style-name="T4"> </text:span><text:span text:style-name="T4">Cliente</text:span></text:p>
          </table:table-cell>
        </table:table-row>
        <table:table-row>
          <table:table-cell table:style-name="Tabela9.A1" office:value-type="string">
            <text:p text:style-name="P21">Tarefas</text:p>
          </table:table-cell>
          <table:table-cell table:style-name="Tabela9.A1" office:value-type="string">
            <text:p text:style-name="P18"><text:span text:style-name="T5">1.</text:span><text:span text:style-name="T4"> </text:span><text:span text:style-name="T4">Verificar</text:span><text:span text:style-name="T4"> </text:span><text:span text:style-name="T4">e</text:span><text:span text:style-name="T4"> </text:span><text:span text:style-name="T4">identificar</text:span><text:span text:style-name="T4"> </text:span><text:span text:style-name="T4">o</text:span><text:span text:style-name="T4"> </text:span><text:span text:style-name="T4">planejamento</text:span><text:span text:style-name="T4"> </text:span><text:span text:style-name="T4">com</text:span><text:span text:style-name="T4"> </text:span><text:span text:style-name="T4">relação</text:span><text:span text:style-name="T4"> </text:span><text:span text:style-name="T4">ao</text:span><text:span text:style-name="T4"> </text:span><text:span text:style-name="T4">cronograma</text:span><text:span text:style-name="T4">, </text:span><text:span text:style-name="T4">riscos</text:span><text:span text:style-name="T4"> </text:span><text:span text:style-name="T4">e</text:span><text:span text:style-name="T4"> </text:span><text:span text:style-name="T4">custos</text:span><text:span text:style-name="T4"> </text:span><text:span text:style-name="T4">do</text:span><text:span text:style-name="T4"> </text:span><text:span text:style-name="T4">projeto</text:span><text:span text:style-name="T4">.</text:span></text:p>
          </table:table-cell>
        </table:table-row>
        <table:table-row>
          <table:table-cell table:style-name="Tabela9.A1" office:value-type="string">
            <text:p text:style-name="P22"/>
          </table:table-cell>
          <table:table-cell table:style-name="Tabela9.A1" office:value-type="string">
            <text:p text:style-name="P18"><text:span text:style-name="T5">2. </text:span><text:span text:style-name="T4">Definir</text:span><text:span text:style-name="T4"> </text:span><text:span text:style-name="T4">ações</text:span><text:span text:style-name="T4"> </text:span><text:span text:style-name="T4">corretivas</text:span><text:span text:style-name="T4"> </text:span><text:span text:style-name="T4">caso</text:span><text:span text:style-name="T4"> </text:span><text:span text:style-name="T4">seja</text:span><text:span text:style-name="T4"> </text:span><text:span text:style-name="T4">necessário</text:span><text:span text:style-name="T4">.</text:span></text:p>
          </table:table-cell>
        </table:table-row>
        <table:table-row>
          <table:table-cell table:style-name="Tabela9.A1" office:value-type="string">
            <text:p text:style-name="P24"><text:span text:style-name="T6">Pré</text:span><text:span text:style-name="T6">-</text:span><text:span text:style-name="T6">Condições</text:span></text:p>
          </table:table-cell>
          <table:table-cell table:style-name="Tabela9.A1" office:value-type="string">
            <text:p text:style-name="P18"><text:span text:style-name="T4">A</text:span><text:span text:style-name="T4"> </text:span><text:span text:style-name="T4">execução</text:span><text:span text:style-name="T4"> </text:span><text:span text:style-name="T4">do</text:span><text:span text:style-name="T4"> </text:span><text:span text:style-name="T4">projeto</text:span><text:span text:style-name="T4"> </text:span><text:span text:style-name="T4">já</text:span><text:span text:style-name="T4"> </text:span><text:span text:style-name="T4">ter</text:span><text:span text:style-name="T4"> </text:span><text:span text:style-name="T4">iniciado</text:span><text:span text:style-name="T4">.</text:span></text:p>
          </table:table-cell>
        </table:table-row>
        <table:table-row>
          <table:table-cell table:style-name="Tabela9.A1" office:value-type="string">
            <text:p text:style-name="P21">Entradas</text:p>
          </table:table-cell>
          <table:table-cell table:style-name="Tabela9.A1" office:value-type="string">
            <text:p text:style-name="P18"><text:span text:style-name="T4">Comunicações</text:span><text:span text:style-name="T4"> </text:span><text:span text:style-name="T4">das</text:span><text:span text:style-name="T4"> </text:span><text:span text:style-name="T4">atividades</text:span><text:span text:style-name="T4"> </text:span><text:span text:style-name="T4">realizadas</text:span><text:span text:style-name="T4"> </text:span><text:span text:style-name="T4">ou</text:span><text:span text:style-name="T4"> </text:span><text:span text:style-name="T4">atrasadas</text:span><text:span text:style-name="T4">.</text:span></text:p>
            <text:p text:style-name="P18"><text:a xlink:type="simple" xlink:href="../Templates/Gerência%20de%20Projeto/%5BTEMPLATE%5D%20Relatório%20de%20Monitoramento.odt" text:style-name="Internet_20_link" text:visited-style-name="Visited_20_Internet_20_Link"><text:span text:style-name="T10">Template de Relatório de Monitoramento</text:span></text:a></text:p>
          </table:table-cell>
        </table:table-row>
        <table:table-row>
          <table:table-cell table:style-name="Tabela9.A1" office:value-type="string">
            <text:p text:style-name="P24"><text:span text:style-name="T6">Critérios</text:span><text:span text:style-name="T6"> </text:span><text:span text:style-name="T6">de</text:span><text:span text:style-name="T6"> </text:span><text:span text:style-name="T6">Saída</text:span></text:p>
          </table:table-cell>
          <table:table-cell table:style-name="Tabela9.A1" office:value-type="string">
            <text:p text:style-name="P18"><text:span text:style-name="T4">Nenhum</text:span><text:span text:style-name="T4"> </text:span><text:span text:style-name="T4">critério</text:span><text:span text:style-name="T4"> </text:span><text:span text:style-name="T4">específico</text:span><text:span text:style-name="T4">.</text:span></text:p>
          </table:table-cell>
        </table:table-row>
        <table:table-row>
          <table:table-cell table:style-name="Tabela9.A1" office:value-type="string">
            <text:p text:style-name="P21">Produtos</text:p>
          </table:table-cell>
          <table:table-cell table:style-name="Tabela9.A1" office:value-type="string">
            <text:p text:style-name="P18"><text:span text:style-name="T4">Relatório</text:span><text:span text:style-name="T4"> </text:span><text:span text:style-name="T4">de</text:span><text:span text:style-name="T4"> </text:span><text:span text:style-name="T4">Monitoramento</text:span></text:p>
          </table:table-cell>
        </table:table-row>
        <table:table-row>
          <table:table-cell table:style-name="Tabela9.A1" office:value-type="string">
            <text:p text:style-name="P21">Ferramentas</text:p>
          </table:table-cell>
          <table:table-cell table:style-name="Tabela9.A1" office:value-type="string">
            <text:p text:style-name="P18"><text:span text:style-name="T4">Ferramentas</text:span><text:span text:style-name="T4"> </text:span><text:span text:style-name="T4">de</text:span><text:span text:style-name="T4"> </text:span><text:span text:style-name="T4">comunicação</text:span><text:span text:style-name="T4"> </text:span><text:span text:style-name="T4">via</text:span><text:span text:style-name="T4"> </text:span><text:span text:style-name="T4">email</text:span><text:span text:style-name="T4">, </text:span><text:span text:style-name="T4">Hangout</text:span><text:span text:style-name="T4">, </text:span><text:span text:style-name="T4">Skype</text:span><text:span text:style-name="T4"> </text:span><text:span text:style-name="T4">para</text:span><text:span text:style-name="T4"> </text:span><text:span text:style-name="T4">enviar</text:span><text:span text:style-name="T4"> </text:span><text:span text:style-name="T4">o</text:span><text:span text:style-name="T4"> </text:span><text:span text:style-name="T4">relatório</text:span><text:span text:style-name="T4"> </text:span><text:span text:style-name="T4">aos</text:span><text:span text:style-name="T4"> </text:span><text:span text:style-name="T4">interessados</text:span><text:span text:style-name="T4">. </text:span><text:span text:style-name="T4">Além</text:span><text:span text:style-name="T4"> </text:span><text:span text:style-name="T4">de</text:span><text:span text:style-name="T4"> </text:span><text:span text:style-name="T4">receber</text:span><text:span text:style-name="T4"> </text:span><text:span text:style-name="T4">da</text:span><text:span text:style-name="T4"> </text:span><text:span text:style-name="T4">equipe</text:span><text:span text:style-name="T4"> </text:span><text:span text:style-name="T4">de</text:span><text:span text:style-name="T4"> </text:span><text:span text:style-name="T4">desenvolvimento</text:span><text:span text:style-name="T4"> </text:span><text:span text:style-name="T4">as</text:span><text:span text:style-name="T4"> </text:span><text:span text:style-name="T4">atividades</text:span><text:span text:style-name="T4"> </text:span><text:span text:style-name="T4">que</text:span><text:span text:style-name="T4"> </text:span><text:span text:style-name="T4">foram</text:span><text:span text:style-name="T4"> </text:span><text:span text:style-name="T4">realizadas</text:span><text:span text:style-name="T4">.</text:span></text:p>
          </table:table-cell>
        </table:table-row>
      </table:table>
      <text:p text:style-name="P2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1">Atividade</text:p>
          </table:table-cell>
          <table:table-cell table:style-name="Tabela10.A1" office:value-type="string">
            <text:p text:style-name="P18"><text:span text:style-name="T4">Avaliar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10.A1" table:number-rows-spanned="4" office:value-type="string">
            <text:p text:style-name="P23">Responsabilidades</text:p>
          </table:table-cell>
          <table:table-cell table:style-name="Tabela10.A1" office:value-type="string">
            <text:p text:style-name="P18"><text:span text:style-name="T5">Realização</text:span><text:span text:style-name="T5">:</text:span><text:span text:style-name="T4"> </text:span><text:span text:style-name="T4">Gerente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covered-table-cell/>
          <table:table-cell table:style-name="Tabela10.A1" office:value-type="string">
            <text:p text:style-name="P18"><text:span text:style-name="T5">Aprovação</text:span><text:span text:style-name="T5">:</text:span><text:span text:style-name="T9"> </text:span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covered-table-cell/>
          <table:table-cell table:style-name="Tabela10.A1" office:value-type="string">
            <text:p text:style-name="P18"><text:span text:style-name="T5">Colaboração</text:span><text:span text:style-name="T5">:</text:span><text:span text:style-name="T4"> </text:span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covered-table-cell/>
          <table:table-cell table:style-name="Tabela10.A1" office:value-type="string">
            <text:p text:style-name="P18"><text:span text:style-name="T5">Informação</text:span><text:span text:style-name="T5">:</text:span><text:span text:style-name="T4">Todos</text:span><text:span text:style-name="T4"> </text:span><text:span text:style-name="T4">os</text:span><text:span text:style-name="T4"> </text:span><text:span text:style-name="T4">interessados</text:span><text:span text:style-name="T4"> </text:span><text:span text:style-name="T4">do</text:span><text:span text:style-name="T4"> </text:span><text:span text:style-name="T4">projeto</text:span></text:p>
          </table:table-cell>
        </table:table-row>
        <table:table-row>
          <table:table-cell table:style-name="Tabela10.A1" office:value-type="string">
            <text:p text:style-name="P21">Tarefas</text:p>
          </table:table-cell>
          <table:table-cell table:style-name="Tabela10.A1" office:value-type="string">
            <text:p text:style-name="P18"><text:span text:style-name="T5">1. </text:span><text:span text:style-name="T4">Reunião</text:span><text:span text:style-name="T4"> </text:span><text:span text:style-name="T4">com</text:span><text:span text:style-name="T4"> </text:span><text:span text:style-name="T4">todos</text:span><text:span text:style-name="T4"> </text:span><text:span text:style-name="T4">os</text:span><text:span text:style-name="T4"> </text:span><text:span text:style-name="T4">interessados</text:span><text:span text:style-name="T4"> </text:span><text:span text:style-name="T4">do</text:span><text:span text:style-name="T4"> </text:span><text:span text:style-name="T4">projeto</text:span><text:span text:style-name="T4"> </text:span><text:span text:style-name="T4">ou</text:span><text:span text:style-name="T4"> </text:span><text:span text:style-name="T4">seus</text:span><text:span text:style-name="T4"> </text:span><text:span text:style-name="T4">representantes</text:span><text:span text:style-name="T4"> </text:span><text:span text:style-name="T4">para</text:span><text:span text:style-name="T4"> </text:span><text:span text:style-name="T4">avaliação</text:span><text:span text:style-name="T4"> (</text:span><text:span text:style-name="T4">aprovação</text:span><text:span text:style-name="T4"> </text:span><text:span text:style-name="T4">ou</text:span><text:span text:style-name="T4"> </text:span><text:span text:style-name="T4">reprovação</text:span><text:span text:style-name="T4">) </text:span><text:span text:style-name="T4">do</text:span><text:span text:style-name="T4"> </text:span><text:span text:style-name="T4">Plano</text:span><text:span text:style-name="T4"> </text:span><text:span text:style-name="T4">do</text:span><text:span text:style-name="T4"> </text:span><text:span text:style-name="T4">Projeto</text:span></text:p>
          </table:table-cell>
        </table:table-row>
        <table:table-row>
          <table:table-cell table:style-name="Tabela10.A1" office:value-type="string">
            <text:p text:style-name="P23"/>
          </table:table-cell>
          <table:table-cell table:style-name="Tabela10.A1" office:value-type="string">
            <text:p text:style-name="P18"><text:span text:style-name="T5">2. </text:span><text:span text:style-name="T4">Preencher</text:span><text:span text:style-name="T4"> </text:span><text:span text:style-name="T4">a</text:span><text:span text:style-name="T4"> </text:span><text:span text:style-name="T4">seção</text:span><text:span text:style-name="T4"> </text:span><text:span text:style-name="T4">de</text:span><text:span text:style-name="T4"> </text:span><text:span text:style-name="T4">avaliação</text:span><text:span text:style-name="T4"> </text:span><text:span text:style-name="T4">do</text:span><text:span text:style-name="T4"> </text:span><text:span text:style-name="T4">plano</text:span><text:span text:style-name="T4"> </text:span><text:span text:style-name="T4">no</text:span><text:span text:style-name="T4"> </text:span><text:span text:style-name="T4">documento</text:span><text:span text:style-name="T4"> </text:span><text:span text:style-name="T4">de</text:span><text:span text:style-name="T4"> </text:span><text:span text:style-name="T4">Plano</text:span><text:span text:style-name="T4"> </text:span><text:span text:style-name="T4">do</text:span><text:span text:style-name="T4"> </text:span><text:span text:style-name="T4">Projeto</text:span></text:p>
          </table:table-cell>
        </table:table-row>
        <table:table-row>
          <table:table-cell table:style-name="Tabela10.A1" office:value-type="string">
            <text:p text:style-name="P24"><text:span text:style-name="T6">Pré</text:span><text:span text:style-name="T6">-</text:span><text:span text:style-name="T6">Condições</text:span></text:p>
          </table:table-cell>
          <table:table-cell table:style-name="Tabela10.A1" office:value-type="string">
            <text:p text:style-name="P18"><text:span text:style-name="T4">Definição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pelo</text:span><text:span text:style-name="T4"> </text:span><text:span text:style-name="T4">Gerente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10.A1" office:value-type="string">
            <text:p text:style-name="P21">Entradas</text:p>
          </table:table-cell>
          <table:table-cell table:style-name="Tabela10.A1" office:value-type="string">
            <text:p text:style-name="P18"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preenchido</text:span></text:p>
            <text:p text:style-name="P18"><text:soft-page-break/><text:a xlink:type="simple" xlink:href="../Templates/Gerência%20de%20Projeto/%5BTEMPLATE%5D%20Ata%20de%20reunião.odt" text:style-name="Internet_20_link" text:visited-style-name="Visited_20_Internet_20_Link"><text:span text:style-name="T10">Template da Ata de Reunião</text:span></text:a></text:p>
          </table:table-cell>
        </table:table-row>
        <table:table-row>
          <table:table-cell table:style-name="Tabela10.A1" office:value-type="string">
            <text:p text:style-name="P24"><text:span text:style-name="T6">Critérios</text:span><text:span text:style-name="T6"> </text:span><text:span text:style-name="T6">de</text:span><text:span text:style-name="T6"> </text:span><text:span text:style-name="T6">Saída</text:span></text:p>
          </table:table-cell>
          <table:table-cell table:style-name="Tabela10.A1" office:value-type="string">
            <text:p text:style-name="P18"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table-cell table:style-name="Tabela10.A1" office:value-type="string">
            <text:p text:style-name="P21">Produtos</text:p>
          </table:table-cell>
          <table:table-cell table:style-name="Tabela10.A1" office:value-type="string">
            <text:p text:style-name="P18"><text:span text:style-name="T4">Prenchimento</text:span><text:span text:style-name="T4"> </text:span><text:span text:style-name="T4">da</text:span><text:span text:style-name="T4"> </text:span><text:span text:style-name="T4">seção</text:span><text:span text:style-name="T4"> </text:span><text:span text:style-name="T4">de</text:span><text:span text:style-name="T4"> </text:span><text:span text:style-name="T4">avaliação</text:span><text:span text:style-name="T4"> </text:span><text:span text:style-name="T4">n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  <text:p text:style-name="P18"><text:span text:style-name="T4">Ata</text:span><text:span text:style-name="T4"> </text:span><text:span text:style-name="T4">de</text:span><text:span text:style-name="T4"> </text:span><text:span text:style-name="T4">reunião</text:span><text:span text:style-name="T4"> </text:span><text:span text:style-name="T4">referente</text:span><text:span text:style-name="T4"> </text:span><text:span text:style-name="T4">à</text:span><text:span text:style-name="T4"> </text:span><text:span text:style-name="T4">reunião</text:span><text:span text:style-name="T4"> </text:span><text:span text:style-name="T4">de</text:span><text:span text:style-name="T4"> </text:span><text:span text:style-name="T4">avaliação</text:span><text:span text:style-name="T4"> </text:span><text:span text:style-name="T4">d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.</text:span></text:p>
          </table:table-cell>
        </table:table-row>
        <table:table-row>
          <table:table-cell table:style-name="Tabela10.A1" office:value-type="string">
            <text:p text:style-name="P21">Ferramentas</text:p>
          </table:table-cell>
          <table:table-cell table:style-name="Tabela10.A1" office:value-type="string">
            <text:p text:style-name="P18"><text:span text:style-name="T4">Poderão</text:span><text:span text:style-name="T4"> </text:span><text:span text:style-name="T4">ser</text:span><text:span text:style-name="T4"> </text:span><text:span text:style-name="T4">utilizadas</text:span><text:span text:style-name="T4"> </text:span><text:span text:style-name="T4">ferramentas</text:span><text:span text:style-name="T4"> </text:span><text:span text:style-name="T4">de</text:span><text:span text:style-name="T4"> </text:span><text:span text:style-name="T4">comunicação</text:span><text:span text:style-name="T4"> </text:span><text:span text:style-name="T4">como</text:span><text:span text:style-name="T4"> </text:span><text:span text:style-name="T4">Hangout</text:span><text:span text:style-name="T4">/</text:span><text:span text:style-name="T4">Skype</text:span><text:span text:style-name="T4"> </text:span><text:span text:style-name="T4">para</text:span><text:span text:style-name="T4"> </text:span><text:span text:style-name="T4">reunião</text:span><text:span text:style-name="T4"> </text:span><text:span text:style-name="T4">entre</text:span><text:span text:style-name="T4"> </text:span><text:span text:style-name="T4">os</text:span><text:span text:style-name="T4"> </text:span><text:span text:style-name="T4">interessados</text:span><text:span text:style-name="T4"> </text:span><text:span text:style-name="T4">do</text:span><text:span text:style-name="T4"> </text:span><text:span text:style-name="T4">projeto</text:span><text:span text:style-name="T4">.</text:span></text:p>
            <text:p text:style-name="P18"><text:span text:style-name="T4">Editor</text:span><text:span text:style-name="T4"> </text:span><text:span text:style-name="T4">de</text:span><text:span text:style-name="T4"> </text:span><text:span text:style-name="T4">texto</text:span><text:span text:style-name="T4"> </text:span><text:span text:style-name="T4">como</text:span><text:span text:style-name="T4"> </text:span><text:span text:style-name="T4">OpenOffice</text:span><text:span text:style-name="T4">, </text:span><text:span text:style-name="T4">Microsoft</text:span><text:span text:style-name="T4"> </text:span><text:span text:style-name="T4">Word</text:span><text:span text:style-name="T4">, </text:span><text:span text:style-name="T4">etc</text:span><text:span text:style-name="T4"> </text:span><text:span text:style-name="T4">para</text:span><text:span text:style-name="T4"> </text:span><text:span text:style-name="T4">preenchimento</text:span><text:span text:style-name="T4"> </text:span><text:span text:style-name="T4">do</text:span><text:span text:style-name="T4"> </text:span><text:span text:style-name="T4">documento</text:span><text:span text:style-name="T4">.</text:span></text:p>
          </table:table-cell>
        </table:table-row>
      </table:table>
      <text:p text:style-name="P27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1">Atividade</text:p>
          </table:table-cell>
          <table:table-cell table:style-name="Tabela11.A1" office:value-type="string">
            <text:p text:style-name="P18"><text:span text:style-name="T4">Replanejar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11.A1" table:number-rows-spanned="4" office:value-type="string">
            <text:p text:style-name="P23">Responsabilidades</text:p>
          </table:table-cell>
          <table:table-cell table:style-name="Tabela11.A1" office:value-type="string">
            <text:p text:style-name="P18"><text:span text:style-name="T5">Realização</text:span><text:span text:style-name="T5">:</text:span><text:span text:style-name="T4"> </text:span><text:span text:style-name="T4">Gerente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covered-table-cell/>
          <table:table-cell table:style-name="Tabela11.A1" office:value-type="string">
            <text:p text:style-name="P18"><text:span text:style-name="T5">Aprovação</text:span><text:span text:style-name="T5">:</text:span><text:span text:style-name="T9"> </text:span><text:span text:style-name="T4">Interessados</text:span><text:span text:style-name="T4"> </text:span><text:span text:style-name="T4">do</text:span><text:span text:style-name="T4"> </text:span><text:span text:style-name="T4">projeto</text:span></text:p>
          </table:table-cell>
        </table:table-row>
        <table:table-row>
          <table:covered-table-cell/>
          <table:table-cell table:style-name="Tabela11.A1" office:value-type="string">
            <text:p text:style-name="P18"><text:span text:style-name="T5">Colaboração</text:span><text:span text:style-name="T5">:</text:span><text:span text:style-name="T4"> </text:span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covered-table-cell/>
          <table:table-cell table:style-name="Tabela11.A1" office:value-type="string">
            <text:p text:style-name="P18"><text:span text:style-name="T5">Informação</text:span><text:span text:style-name="T5">:</text:span><text:span text:style-name="T4">Todos</text:span><text:span text:style-name="T4"> </text:span><text:span text:style-name="T4">os</text:span><text:span text:style-name="T4"> </text:span><text:span text:style-name="T4">interessados</text:span><text:span text:style-name="T4"> </text:span><text:span text:style-name="T4">do</text:span><text:span text:style-name="T4"> </text:span><text:span text:style-name="T4">projeto</text:span></text:p>
          </table:table-cell>
        </table:table-row>
        <table:table-row>
          <table:table-cell table:style-name="Tabela11.A1" office:value-type="string">
            <text:p text:style-name="P21">Tarefas</text:p>
          </table:table-cell>
          <table:table-cell table:style-name="Tabela11.A1" office:value-type="string">
            <text:p text:style-name="P18"><text:span text:style-name="T5">1. </text:span><text:span text:style-name="T4">Replanejar</text:span><text:span text:style-name="T4"> </text:span><text:span text:style-name="T4">o</text:span><text:span text:style-name="T4"> </text:span><text:span text:style-name="T4">projeto</text:span><text:span text:style-name="T4"> </text:span><text:span text:style-name="T4">com</text:span><text:span text:style-name="T4"> </text:span><text:span text:style-name="T4">relação</text:span><text:span text:style-name="T4"> </text:span><text:span text:style-name="T4">a</text:span><text:span text:style-name="T4"> </text:span><text:span text:style-name="T4">todas</text:span><text:span text:style-name="T4"> </text:span><text:span text:style-name="T4">as</text:span><text:span text:style-name="T4"> </text:span><text:span text:style-name="T4">inconformidades</text:span><text:span text:style-name="T4"> </text:span><text:span text:style-name="T4">encontradas</text:span><text:span text:style-name="T4"> </text:span><text:span text:style-name="T4">no</text:span><text:span text:style-name="T4"> </text:span><text:span text:style-name="T4">relatório</text:span><text:span text:style-name="T4"> </text:span><text:span text:style-name="T4">de</text:span><text:span text:style-name="T4"> </text:span><text:span text:style-name="T4">monitoramento</text:span><text:span text:style-name="T4">.</text:span></text:p>
          </table:table-cell>
        </table:table-row>
        <table:table-row>
          <table:table-cell table:style-name="Tabela11.A1" office:value-type="string">
            <text:p text:style-name="P24"><text:span text:style-name="T6">Pré</text:span><text:span text:style-name="T6">-</text:span><text:span text:style-name="T6">Condições</text:span></text:p>
          </table:table-cell>
          <table:table-cell table:style-name="Tabela11.A1" office:value-type="string">
            <text:p text:style-name="P18"><text:span text:style-name="T4">Não</text:span><text:span text:style-name="T4">-</text:span><text:span text:style-name="T4">conformidades</text:span><text:span text:style-name="T4"> </text:span><text:span text:style-name="T4">com</text:span><text:span text:style-name="T4"> </text:span><text:span text:style-name="T4">o</text:span><text:span text:style-name="T4"> </text:span><text:span text:style-name="T4">planejamento</text:span><text:span text:style-name="T4"> </text:span><text:span text:style-name="T4">encontrados</text:span><text:span text:style-name="T4"> </text:span><text:span text:style-name="T4">através</text:span><text:span text:style-name="T4"> </text:span><text:span text:style-name="T4">de</text:span><text:span text:style-name="T4"> </text:span><text:span text:style-name="T4">um</text:span><text:span text:style-name="T4"> </text:span><text:span text:style-name="T4">monitoramento</text:span></text:p>
          </table:table-cell>
        </table:table-row>
        <table:table-row>
          <table:table-cell table:style-name="Tabela11.A1" office:value-type="string">
            <text:p text:style-name="P21">Entradas</text:p>
          </table:table-cell>
          <table:table-cell table:style-name="Tabela11.A1" office:value-type="string">
            <text:p text:style-name="P18"><text:span text:style-name="T4">Plano</text:span><text:span text:style-name="T4"> </text:span><text:span text:style-name="T4">de</text:span><text:span text:style-name="T4"> </text:span><text:span text:style-name="T4">projeto</text:span></text:p>
            <text:p text:style-name="P18"><text:span text:style-name="T4">Relatório</text:span><text:span text:style-name="T4"> </text:span><text:span text:style-name="T4">de</text:span><text:span text:style-name="T4"> </text:span><text:span text:style-name="T4">Monitoramento</text:span></text:p>
          </table:table-cell>
        </table:table-row>
        <table:table-row>
          <table:table-cell table:style-name="Tabela11.A1" office:value-type="string">
            <text:p text:style-name="P24"><text:span text:style-name="T6">Critérios</text:span><text:span text:style-name="T6"> </text:span><text:span text:style-name="T6">de</text:span><text:span text:style-name="T6"> </text:span><text:span text:style-name="T6">Saída</text:span></text:p>
          </table:table-cell>
          <table:table-cell table:style-name="Tabela11.A1" office:value-type="string">
            <text:p text:style-name="P18"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table-cell table:style-name="Tabela11.A1" office:value-type="string">
            <text:p text:style-name="P21">Produtos</text:p>
          </table:table-cell>
          <table:table-cell table:style-name="Tabela11.A1" office:value-type="string">
            <text:p text:style-name="P18"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atualizado</text:span><text:span text:style-name="T4"> </text:span><text:span text:style-name="T4">com</text:span><text:span text:style-name="T4"> </text:span><text:span text:style-name="T4">as</text:span><text:span text:style-name="T4"> </text:span><text:span text:style-name="T4">novas</text:span><text:span text:style-name="T4"> </text:span><text:span text:style-name="T4">informações</text:span></text:p>
          </table:table-cell>
        </table:table-row>
        <table:table-row>
          <table:table-cell table:style-name="Tabela11.A1" office:value-type="string">
            <text:p text:style-name="P21">Ferramentas</text:p>
          </table:table-cell>
          <table:table-cell table:style-name="Tabela11.A1" office:value-type="string">
            <text:p text:style-name="P18"><text:span text:style-name="T4">Poderão</text:span><text:span text:style-name="T4"> </text:span><text:span text:style-name="T4">ser</text:span><text:span text:style-name="T4"> </text:span><text:span text:style-name="T4">utilizadas</text:span><text:span text:style-name="T4"> </text:span><text:span text:style-name="T4">ferramentas</text:span><text:span text:style-name="T4"> </text:span><text:span text:style-name="T4">de</text:span><text:span text:style-name="T4"> </text:span><text:span text:style-name="T4">comunicação</text:span><text:span text:style-name="T4"> </text:span><text:span text:style-name="T4">como</text:span><text:span text:style-name="T4"> </text:span><text:span text:style-name="T4">Hangout</text:span><text:span text:style-name="T4">/</text:span><text:span text:style-name="T4">Skype</text:span><text:span text:style-name="T4"> </text:span><text:span text:style-name="T4">para</text:span><text:span text:style-name="T4"> </text:span><text:span text:style-name="T4">reunião</text:span><text:span text:style-name="T4"> </text:span><text:span text:style-name="T4">entre</text:span><text:span text:style-name="T4"> </text:span><text:span text:style-name="T4">os</text:span><text:span text:style-name="T4"> </text:span><text:span text:style-name="T4">interessados</text:span><text:span text:style-name="T4"> </text:span><text:span text:style-name="T4">do</text:span><text:span text:style-name="T4"> </text:span><text:span text:style-name="T4">projeto</text:span><text:span text:style-name="T4">.</text:span></text:p>
            <text:p text:style-name="P18"><text:span text:style-name="T4">Editor</text:span><text:span text:style-name="T4"> </text:span><text:span text:style-name="T4">de</text:span><text:span text:style-name="T4"> </text:span><text:span text:style-name="T4">texto</text:span><text:span text:style-name="T4"> </text:span><text:span text:style-name="T4">como</text:span><text:span text:style-name="T4"> </text:span><text:span text:style-name="T4">OpenOffice</text:span><text:span text:style-name="T4">, </text:span><text:span text:style-name="T4">Microsoft</text:span><text:span text:style-name="T4"> </text:span><text:span text:style-name="T4">Word</text:span><text:span text:style-name="T4">, </text:span><text:span text:style-name="T4">etc</text:span><text:span text:style-name="T4"> </text:span><text:span text:style-name="T4">para</text:span><text:span text:style-name="T4"> </text:span><text:span text:style-name="T4">preenchimento</text:span><text:span text:style-name="T4"> </text:span><text:span text:style-name="T4">do</text:span><text:span text:style-name="T4"> </text:span><text:span text:style-name="T4">documento</text:span><text:span text:style-name="T4">.</text:span></text:p>
            <text:p text:style-name="P18"><text:span text:style-name="T4">Para</text:span><text:span text:style-name="T4"> </text:span><text:span text:style-name="T4">construção</text:span><text:span text:style-name="T4"> </text:span><text:span text:style-name="T4">da</text:span><text:span text:style-name="T4"> </text:span><text:span text:style-name="T4">EAP</text:span><text:span text:style-name="T4"> </text:span><text:span text:style-name="T4">será</text:span><text:span text:style-name="T4"> </text:span><text:span text:style-name="T4">utilizada</text:span><text:span text:style-name="T4"> </text:span><text:span text:style-name="T4">o</text:span><text:span text:style-name="T4"> </text:span><text:span text:style-name="T4">draw</text:span><text:span text:style-name="T4"> </text:span><text:span text:style-name="T4">IO</text:span><text:span text:style-name="T4">, </text:span><text:span text:style-name="T4">ferramenta</text:span><text:span text:style-name="T4"> </text:span><text:span text:style-name="T4">disponibilizada</text:span><text:span text:style-name="T4"> </text:span><text:span text:style-name="T4">pelo</text:span><text:span text:style-name="T4"> </text:span><text:span text:style-name="T4">Google</text:span><text:span text:style-name="T4">.</text:span></text:p>
          </table:table-cell>
        </table:table-row>
      </table:table>
      <text:p text:style-name="P4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1">Atividade</text:p>
          </table:table-cell>
          <table:table-cell table:style-name="Tabela12.A1" office:value-type="string">
            <text:p text:style-name="P18"><text:span text:style-name="T4">Ajustar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table-cell table:style-name="Tabela12.A1" table:number-rows-spanned="4" office:value-type="string">
            <text:p text:style-name="P23">Responsabilidades</text:p>
          </table:table-cell>
          <table:table-cell table:style-name="Tabela12.A1" office:value-type="string">
            <text:p text:style-name="P18"><text:span text:style-name="T5">Realização</text:span><text:span text:style-name="T5">:</text:span><text:span text:style-name="T4"> </text:span><text:span text:style-name="T4">Gerente</text:span><text:span text:style-name="T4"> </text:span><text:span text:style-name="T4">de</text:span><text:span text:style-name="T4"> </text:span><text:span text:style-name="T4">Projeto</text:span></text:p>
          </table:table-cell>
        </table:table-row>
        <table:table-row>
          <table:covered-table-cell/>
          <table:table-cell table:style-name="Tabela12.A1" office:value-type="string">
            <text:p text:style-name="P18"><text:span text:style-name="T5">Aprovação</text:span><text:span text:style-name="T5">:</text:span><text:span text:style-name="T9"> </text:span><text:span text:style-name="T4">Interessados</text:span><text:span text:style-name="T4"> </text:span><text:span text:style-name="T4">do</text:span><text:span text:style-name="T4"> </text:span><text:span text:style-name="T4">projeto</text:span></text:p>
          </table:table-cell>
        </table:table-row>
        <table:table-row>
          <table:covered-table-cell/>
          <table:table-cell table:style-name="Tabela12.A1" office:value-type="string">
            <text:p text:style-name="P18"><text:span text:style-name="T5">Colaboração</text:span><text:span text:style-name="T5">:</text:span><text:span text:style-name="T4"> </text:span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covered-table-cell/>
          <table:table-cell table:style-name="Tabela12.A1" office:value-type="string">
            <text:p text:style-name="P18"><text:span text:style-name="T5">Informação</text:span><text:span text:style-name="T5">:</text:span><text:span text:style-name="T4">Todos</text:span><text:span text:style-name="T4"> </text:span><text:span text:style-name="T4">os</text:span><text:span text:style-name="T4"> </text:span><text:span text:style-name="T4">interessados</text:span><text:span text:style-name="T4"> </text:span><text:span text:style-name="T4">do</text:span><text:span text:style-name="T4"> </text:span><text:span text:style-name="T4">projeto</text:span></text:p>
          </table:table-cell>
        </table:table-row>
        <table:table-row>
          <table:table-cell table:style-name="Tabela12.A1" office:value-type="string">
            <text:p text:style-name="P21">Tarefas</text:p>
          </table:table-cell>
          <table:table-cell table:style-name="Tabela12.A1" office:value-type="string">
            <text:p text:style-name="P18"><text:span text:style-name="T5">1. </text:span><text:span text:style-name="T4"><text:s/></text:span><text:span text:style-name="T4">Replanejar</text:span><text:span text:style-name="T4"> </text:span><text:span text:style-name="T4">e</text:span><text:span text:style-name="T4"> </text:span><text:span text:style-name="T4">modificar</text:span><text:span text:style-name="T4"> </text:span><text:span text:style-name="T4">o</text:span><text:span text:style-name="T4"> </text:span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com</text:span><text:span text:style-name="T4"> </text:span><text:span text:style-name="T4">relação</text:span><text:span text:style-name="T4"> </text:span><text:span text:style-name="T4">ao</text:span><text:span text:style-name="T4"> </text:span><text:span text:style-name="T4">motivo</text:span><text:span text:style-name="T4"> </text:span><text:span text:style-name="T4">da</text:span><text:span text:style-name="T4"> </text:span><text:span text:style-name="T4">não</text:span><text:span text:style-name="T4"> </text:span><text:span text:style-name="T4">aprovação</text:span><text:span text:style-name="T4"> </text:span><text:span text:style-name="T4">deste</text:span><text:span text:style-name="T4">.</text:span></text:p>
          </table:table-cell>
        </table:table-row>
        <table:table-row>
          <table:table-cell table:style-name="Tabela12.A1" office:value-type="string">
            <text:p text:style-name="P24"><text:span text:style-name="T6">Pré</text:span><text:span text:style-name="T6">-</text:span><text:span text:style-name="T6">Condições</text:span></text:p>
          </table:table-cell>
          <table:table-cell table:style-name="Tabela12.A1" office:value-type="string">
            <text:p text:style-name="P18"><text:span text:style-name="T4">Reprovação</text:span><text:span text:style-name="T4"> </text:span><text:span text:style-name="T4">do</text:span><text:span text:style-name="T4"> </text:span><text:span text:style-name="T4">planejamento</text:span><text:span text:style-name="T4"> </text:span><text:span text:style-name="T4">na</text:span><text:span text:style-name="T4"> </text:span><text:span text:style-name="T4">reunião</text:span><text:span text:style-name="T4"> </text:span><text:span text:style-name="T4">de</text:span><text:span text:style-name="T4"> </text:span><text:span text:style-name="T4">avaliação</text:span><text:span text:style-name="T4"> </text:span><text:span text:style-name="T4">do</text:span><text:span text:style-name="T4"> </text:span><text:span text:style-name="T4">plano</text:span></text:p>
          </table:table-cell>
        </table:table-row>
        <table:table-row>
          <table:table-cell table:style-name="Tabela12.A1" office:value-type="string">
            <text:p text:style-name="P21">Entradas</text:p>
          </table:table-cell>
          <table:table-cell table:style-name="Tabela12.A1" office:value-type="string">
            <text:p text:style-name="P18"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com</text:span><text:span text:style-name="T4"> </text:span><text:span text:style-name="T4">o</text:span><text:span text:style-name="T4"> </text:span><text:span text:style-name="T4">campo</text:span><text:span text:style-name="T4"> </text:span><text:span text:style-name="T4">de</text:span><text:span text:style-name="T4"> </text:span><text:span text:style-name="T4">avaliação</text:span><text:span text:style-name="T4"> </text:span><text:span text:style-name="T4">preenchido</text:span></text:p>
            <text:p text:style-name="P18"><text:span text:style-name="T4">Ata</text:span><text:span text:style-name="T4"> </text:span><text:span text:style-name="T4">da</text:span><text:span text:style-name="T4"> </text:span><text:span text:style-name="T4">reunião</text:span><text:span text:style-name="T4"> </text:span><text:span text:style-name="T4">de</text:span><text:span text:style-name="T4"> </text:span><text:span text:style-name="T4">avaliação</text:span><text:span text:style-name="T4"> </text:span><text:span text:style-name="T4">deste</text:span><text:span text:style-name="T4"> </text:span><text:span text:style-name="T4">plano</text:span></text:p>
          </table:table-cell>
        </table:table-row>
        <table:table-row>
          <table:table-cell table:style-name="Tabela12.A1" office:value-type="string">
            <text:p text:style-name="P24"><text:span text:style-name="T6">Critérios</text:span><text:span text:style-name="T6"> </text:span><text:span text:style-name="T6">de</text:span><text:span text:style-name="T6"> </text:span><text:span text:style-name="T6">Saída</text:span></text:p>
          </table:table-cell>
          <table:table-cell table:style-name="Tabela12.A1" office:value-type="string">
            <text:p text:style-name="P18"><text:span text:style-name="T4">Não</text:span><text:span text:style-name="T4"> </text:span><text:span text:style-name="T4">se</text:span><text:span text:style-name="T4"> </text:span><text:span text:style-name="T4">aplica</text:span></text:p>
          </table:table-cell>
        </table:table-row>
        <table:table-row>
          <table:table-cell table:style-name="Tabela12.A1" office:value-type="string">
            <text:p text:style-name="P21">Produtos</text:p>
          </table:table-cell>
          <table:table-cell table:style-name="Tabela12.A1" office:value-type="string">
            <text:p text:style-name="P18"><text:span text:style-name="T4">Plano</text:span><text:span text:style-name="T4"> </text:span><text:span text:style-name="T4">de</text:span><text:span text:style-name="T4"> </text:span><text:span text:style-name="T4">Projeto</text:span><text:span text:style-name="T4"> </text:span><text:span text:style-name="T4">modificado</text:span><text:span text:style-name="T4"> </text:span><text:span text:style-name="T4">com</text:span><text:span text:style-name="T4"> </text:span><text:span text:style-name="T4">as</text:span><text:span text:style-name="T4"> </text:span><text:span text:style-name="T4">modificações</text:span><text:span text:style-name="T4"> </text:span><text:span text:style-name="T4">necessárias</text:span></text:p>
          </table:table-cell>
        </table:table-row>
        <table:table-row>
          <table:table-cell table:style-name="Tabela12.A1" office:value-type="string">
            <text:p text:style-name="P21">Ferramentas</text:p>
          </table:table-cell>
          <table:table-cell table:style-name="Tabela12.A1" office:value-type="string">
            <text:p text:style-name="P18"><text:span text:style-name="T4">Editor</text:span><text:span text:style-name="T4"> </text:span><text:span text:style-name="T4">de</text:span><text:span text:style-name="T4"> </text:span><text:span text:style-name="T4">texto</text:span><text:span text:style-name="T4"> </text:span><text:span text:style-name="T4">como</text:span><text:span text:style-name="T4"> </text:span><text:span text:style-name="T4">OpenOffice</text:span><text:span text:style-name="T4">, </text:span><text:span text:style-name="T4">Microsoft</text:span><text:span text:style-name="T4"> </text:span><text:span text:style-name="T4">Word</text:span><text:span text:style-name="T4">, </text:span><text:span text:style-name="T4">etc</text:span><text:span text:style-name="T4"> </text:span><text:span text:style-name="T4">para</text:span><text:span text:style-name="T4"> </text:span><text:span text:style-name="T4">preenchimento</text:span><text:span text:style-name="T4"> </text:span><text:span text:style-name="T4">do</text:span><text:span text:style-name="T4"> </text:span><text:span text:style-name="T4">documento</text:span><text:span text:style-name="T4">.</text:span></text:p>
          </table:table-cell>
        </table:table-row>
      </table:table>
      <text:p text:style-name="P42"><text:soft-page-break/></text:p>
      <text:p text:style-name="P26">Procedimentos:</text:p>
      <text:h text:style-name="P45" text:outline-level="10"><text:bookmark text:name="h.d43rd7rb86f2"/><text:span text:style-name="T12">1.1 </text:span><text:span text:style-name="T12">Construção</text:span><text:span text:style-name="T12"> </text:span><text:span text:style-name="T12">da</text:span><text:span text:style-name="T12"> </text:span><text:span text:style-name="T12">EAP</text:span></text:h>
      <text:p text:style-name="P11"/>
      <text:list xml:id="list8249163830257148349" text:style-name="LS5">
        <text:list-item>
          <text:p text:style-name="P35">Identificar quais atividades devem ser realizadas para a conclusão do projeto</text:p>
        </text:list-item>
        <text:list-item>
          <text:p text:style-name="P35">Organizar estas atividades em grupos bem definidos como projeto, código fonte</text:p>
        </text:list-item>
        <text:list-item>
          <text:p text:style-name="P35">As atividades devem poder ser dimensionadas, para identificar o andamento do projeto</text:p>
        </text:list-item>
        <text:list-item>
          <text:p text:style-name="P35">Dividir as atividades nas etapas do ciclos de vida, a EAP será dividida segundo esta imagem</text:p>
        </text:list-item>
      </text:list>
      <text:p text:style-name="P1"/>
      <text:h text:style-name="P45" text:outline-level="10"><text:bookmark text:name="h.psnuq3niino0"/><text:span text:style-name="T12">1.2 </text:span><text:span text:style-name="T12">Identificar</text:span><text:span text:style-name="T12"> </text:span><text:span text:style-name="T12">e</text:span><text:span text:style-name="T12"> </text:span><text:span text:style-name="T12">gerenciar</text:span><text:span text:style-name="T12"> </text:span><text:span text:style-name="T12">riscos</text:span></text:h>
      <text:p text:style-name="P11"/>
      <text:list xml:id="list822734642610474497" text:style-name="LS6">
        <text:list-item>
          <text:p text:style-name="P36">Cada risco deve possuir um número identificador e uma descrição</text:p>
        </text:list-item>
        <text:list-item>
          <text:p text:style-name="P36">A probabilidade de cada risco é identificada dentre as seguintes possibilidades Alta (valor 3), Média (valor 2), Baixa (valor 1)</text:p>
        </text:list-item>
        <text:list-item>
          <text:p text:style-name="P36">O impacto caso o risco aconteça é definida dentre as seguintes possibilidades Alto (valor 3), Média (valor 2), Baixo (valor 1)</text:p>
        </text:list-item>
        <text:list-item>
          <text:p text:style-name="P36">As prioridades de tratamento para os riscos são calculadas através da multiplicação da probabilidade de ocorrência e o do impacto</text:p>
        </text:list-item>
        <text:list-item>
          <text:p text:style-name="P36">Preencher as informações levantadas na <text:a xlink:type="simple" xlink:href="../Templates/Gerência%20de%20Projeto/%5BTEMPLATE%5D%20Planilha%20de%20gerenciamento%20dos%20riscos.xlsx" text:style-name="Internet_20_link" text:visited-style-name="Visited_20_Internet_20_Link"><text:span text:style-name="T11">planilha de riscos</text:span></text:a></text:p>
        </text:list-item>
      </text:list>
      <text:p text:style-name="P1"/>
      <text:h text:style-name="P45" text:outline-level="10"><text:bookmark text:name="h.s27pznbpjscj"/><text:span text:style-name="T12">1.3 </text:span><text:span text:style-name="T12">Planejamento</text:span><text:span text:style-name="T12"> </text:span><text:span text:style-name="T12">de</text:span><text:span text:style-name="T12"> </text:span><text:span text:style-name="T12">Recursos</text:span><text:span text:style-name="T12"> </text:span><text:span text:style-name="T12">Humanos</text:span></text:h>
      <text:p text:style-name="P11"/>
      <text:list xml:id="list8018083856697666095" text:style-name="LS7">
        <text:list-item>
          <text:p text:style-name="P37">As funções necessárias para a conclusão do projeto são definidas</text:p>
        </text:list-item>
        <text:list-item>
          <text:p text:style-name="P37">Cada função deve conter os conhecimentos necessários para realizá-la</text:p>
        </text:list-item>
      </text:list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rebuchet MS" svg:font-family="'Trebuchet MS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Times New Roman" fo:font-size="14pt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 text:display-levels="2">
        <style:list-level-properties text:space-before="1.905cm"/>
      </text:list-level-style-number>
      <text:list-level-style-number text:level="3" text:style-name="List1Level2" style:num-suffix="." style:num-format="1" text:display-levels="3">
        <style:list-level-properties text:space-before="3.493cm"/>
      </text:list-level-style-number>
      <text:list-level-style-number text:level="4" text:style-name="List1Level3" style:num-suffix="." style:num-format="1" text:display-levels="4">
        <style:list-level-properties text:space-before="4.445cm"/>
      </text:list-level-style-number>
      <text:list-level-style-number text:level="5" text:style-name="List1Level4" style:num-suffix="." style:num-format="1" text:display-levels="5">
        <style:list-level-properties text:space-before="5.715cm"/>
      </text:list-level-style-number>
      <text:list-level-style-number text:level="6" text:style-name="List1Level5" style:num-suffix="." style:num-format="1" text:display-levels="6">
        <style:list-level-properties text:space-before="7.303cm"/>
      </text:list-level-style-number>
      <text:list-level-style-number text:level="7" text:style-name="List1Level6" style:num-suffix="." style:num-format="1" text:display-levels="7">
        <style:list-level-properties text:space-before="8.255cm"/>
      </text:list-level-style-number>
      <text:list-level-style-number text:level="8" text:style-name="List1Level7" style:num-suffix="." style:num-format="1" text:display-levels="8">
        <style:list-level-properties text:space-before="9.525cm"/>
      </text:list-level-style-number>
      <text:list-level-style-number text:level="9" text:style-name="List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/>
        <style:text-properties style:font-name="Courier New1"/>
      </text:list-level-style-bullet>
      <text:list-level-style-bullet text:level="3" text:style-name="List2Level2" text:bullet-char="▪">
        <style:list-level-properties text:space-before="3.493cm"/>
        <style:text-properties style:font-name="Verdana1"/>
      </text:list-level-style-bullet>
      <text:list-level-style-bullet text:level="4" text:style-name="List2Level3" text:bullet-char="∙">
        <style:list-level-properties text:space-before="4.445cm"/>
        <style:text-properties style:font-name="Verdana1"/>
      </text:list-level-style-bullet>
      <text:list-level-style-bullet text:level="5" text:style-name="List2Level4" text:bullet-char="○">
        <style:list-level-properties text:space-before="5.715cm"/>
        <style:text-properties style:font-name="Courier New1"/>
      </text:list-level-style-bullet>
      <text:list-level-style-bullet text:level="6" text:style-name="List2Level5" text:bullet-char="▪">
        <style:list-level-properties text:space-before="7.303cm"/>
        <style:text-properties style:font-name="Verdana1"/>
      </text:list-level-style-bullet>
      <text:list-level-style-bullet text:level="7" text:style-name="List2Level6" text:bullet-char="∙">
        <style:list-level-properties text:space-before="8.255cm"/>
        <style:text-properties style:font-name="Verdana1"/>
      </text:list-level-style-bullet>
      <text:list-level-style-bullet text:level="8" text:style-name="List2Level7" text:bullet-char="○">
        <style:list-level-properties text:space-before="9.525cm"/>
        <style:text-properties style:font-name="Courier New1"/>
      </text:list-level-style-bullet>
      <text:list-level-style-bullet text:level="9" text:style-name="List2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∙">
        <style:list-level-properties text:space-before="0.635cm"/>
        <style:text-properties style:font-name="Verdana1"/>
      </text:list-level-style-bullet>
      <text:list-level-style-bullet text:level="2" text:style-name="List3Level1" text:bullet-char="○">
        <style:list-level-properties text:space-before="1.905cm"/>
        <style:text-properties style:font-name="Courier New1"/>
      </text:list-level-style-bullet>
      <text:list-level-style-bullet text:level="3" text:style-name="List3Level2" text:bullet-char="▪">
        <style:list-level-properties text:space-before="3.493cm"/>
        <style:text-properties style:font-name="Verdana1"/>
      </text:list-level-style-bullet>
      <text:list-level-style-bullet text:level="4" text:style-name="List3Level3" text:bullet-char="∙">
        <style:list-level-properties text:space-before="4.445cm"/>
        <style:text-properties style:font-name="Verdana1"/>
      </text:list-level-style-bullet>
      <text:list-level-style-bullet text:level="5" text:style-name="List3Level4" text:bullet-char="○">
        <style:list-level-properties text:space-before="5.715cm"/>
        <style:text-properties style:font-name="Courier New1"/>
      </text:list-level-style-bullet>
      <text:list-level-style-bullet text:level="6" text:style-name="List3Level5" text:bullet-char="▪">
        <style:list-level-properties text:space-before="7.303cm"/>
        <style:text-properties style:font-name="Verdana1"/>
      </text:list-level-style-bullet>
      <text:list-level-style-bullet text:level="7" text:style-name="List3Level6" text:bullet-char="∙">
        <style:list-level-properties text:space-before="8.255cm"/>
        <style:text-properties style:font-name="Verdana1"/>
      </text:list-level-style-bullet>
      <text:list-level-style-bullet text:level="8" text:style-name="List3Level7" text:bullet-char="○">
        <style:list-level-properties text:space-before="9.525cm"/>
        <style:text-properties style:font-name="Courier New1"/>
      </text:list-level-style-bullet>
      <text:list-level-style-bullet text:level="9" text:style-name="List3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/>
        <style:text-properties style:font-name="Courier New1"/>
      </text:list-level-style-bullet>
      <text:list-level-style-bullet text:level="3" text:style-name="List4Level2" text:bullet-char="▪">
        <style:list-level-properties text:space-before="3.493cm"/>
        <style:text-properties style:font-name="Verdana1"/>
      </text:list-level-style-bullet>
      <text:list-level-style-bullet text:level="4" text:style-name="List4Level3" text:bullet-char="∙">
        <style:list-level-properties text:space-before="4.445cm"/>
        <style:text-properties style:font-name="Verdana1"/>
      </text:list-level-style-bullet>
      <text:list-level-style-bullet text:level="5" text:style-name="List4Level4" text:bullet-char="○">
        <style:list-level-properties text:space-before="5.715cm"/>
        <style:text-properties style:font-name="Courier New1"/>
      </text:list-level-style-bullet>
      <text:list-level-style-bullet text:level="6" text:style-name="List4Level5" text:bullet-char="▪">
        <style:list-level-properties text:space-before="7.303cm"/>
        <style:text-properties style:font-name="Verdana1"/>
      </text:list-level-style-bullet>
      <text:list-level-style-bullet text:level="7" text:style-name="List4Level6" text:bullet-char="∙">
        <style:list-level-properties text:space-before="8.255cm"/>
        <style:text-properties style:font-name="Verdana1"/>
      </text:list-level-style-bullet>
      <text:list-level-style-bullet text:level="8" text:style-name="List4Level7" text:bullet-char="○">
        <style:list-level-properties text:space-before="9.525cm"/>
        <style:text-properties style:font-name="Courier New1"/>
      </text:list-level-style-bullet>
      <text:list-level-style-bullet text:level="9" text:style-name="List4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a">
        <style:list-level-properties text:space-before="0.635cm" text:min-label-width="0.635cm"/>
      </text:list-level-style-number>
      <text:list-level-style-number text:level="2" text:style-name="List5Level1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1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a">
        <style:list-level-properties text:space-before="4.445cm" text:min-label-width="0.635cm"/>
      </text:list-level-style-number>
      <text:list-level-style-number text:level="5" text:style-name="List5Level4" style:num-suffix="." style:num-format="i">
        <style:list-level-properties text:space-before="5.715cm" text:min-label-width="0.635cm"/>
      </text:list-level-style-number>
      <text:list-level-style-number text:level="6" text:style-name="List5Level5" style:num-suffix="." style:num-format="1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a">
        <style:list-level-properties text:space-before="8.255cm" text:min-label-width="0.635cm"/>
      </text:list-level-style-number>
      <text:list-level-style-number text:level="8" text:style-name="List5Level7" style:num-suffix="." style:num-format="i">
        <style:list-level-properties text:space-before="9.525cm" text:min-label-width="0.635cm"/>
      </text:list-level-style-number>
      <text:list-level-style-number text:level="9" text:style-name="List5Level8" style:num-suffix="." style:num-format="1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a">
        <style:list-level-properties text:space-before="0.635cm" text:min-label-width="0.635cm"/>
      </text:list-level-style-number>
      <text:list-level-style-number text:level="2" text:style-name="List6Level1" style:num-suffix="." style:num-format="i">
        <style:list-level-properties text:space-before="1.905cm" text:min-label-width="0.635cm"/>
      </text:list-level-style-number>
      <text:list-level-style-number text:level="3" text:style-name="List6Level2" style:num-suffix="." style:num-format="1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a">
        <style:list-level-properties text:space-before="4.445cm" text:min-label-width="0.635cm"/>
      </text:list-level-style-number>
      <text:list-level-style-number text:level="5" text:style-name="List6Level4" style:num-suffix="." style:num-format="i">
        <style:list-level-properties text:space-before="5.715cm" text:min-label-width="0.635cm"/>
      </text:list-level-style-number>
      <text:list-level-style-number text:level="6" text:style-name="List6Level5" style:num-suffix="." style:num-format="1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a">
        <style:list-level-properties text:space-before="8.255cm" text:min-label-width="0.635cm"/>
      </text:list-level-style-number>
      <text:list-level-style-number text:level="8" text:style-name="List6Level7" style:num-suffix="." style:num-format="i">
        <style:list-level-properties text:space-before="9.525cm" text:min-label-width="0.635cm"/>
      </text:list-level-style-number>
      <text:list-level-style-number text:level="9" text:style-name="List6Level8" style:num-suffix="." style:num-format="1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a">
        <style:list-level-properties text:space-before="0.635cm" text:min-label-width="0.635cm"/>
      </text:list-level-style-number>
      <text:list-level-style-number text:level="2" text:style-name="List7Level1" style:num-suffix="." style:num-format="i">
        <style:list-level-properties text:space-before="1.905cm" text:min-label-width="0.635cm"/>
      </text:list-level-style-number>
      <text:list-level-style-number text:level="3" text:style-name="List7Level2" style:num-suffix="." style:num-format="1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a">
        <style:list-level-properties text:space-before="4.445cm" text:min-label-width="0.635cm"/>
      </text:list-level-style-number>
      <text:list-level-style-number text:level="5" text:style-name="List7Level4" style:num-suffix="." style:num-format="i">
        <style:list-level-properties text:space-before="5.715cm" text:min-label-width="0.635cm"/>
      </text:list-level-style-number>
      <text:list-level-style-number text:level="6" text:style-name="List7Level5" style:num-suffix="." style:num-format="1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a">
        <style:list-level-properties text:space-before="8.255cm" text:min-label-width="0.635cm"/>
      </text:list-level-style-number>
      <text:list-level-style-number text:level="8" text:style-name="List7Level7" style:num-suffix="." style:num-format="i">
        <style:list-level-properties text:space-before="9.525cm" text:min-label-width="0.635cm"/>
      </text:list-level-style-number>
      <text:list-level-style-number text:level="9" text:style-name="List7Level8" style:num-suffix="." style:num-format="1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Daniel de Oliveira Vasconcelos</dc:creator>
    <meta:editing-cycles>4</meta:editing-cycles>
    <dc:date>2015-05-08T17:56:06.13</dc:date>
    <meta:editing-duration>PT37M33S</meta:editing-duration>
    <meta:document-statistic meta:table-count="12" meta:image-count="0" meta:object-count="0" meta:page-count="6" meta:paragraph-count="226" meta:word-count="1475" meta:character-count="9795"/>
  </office:meta>
</office:document-meta>
</file>